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MS UI Gothic" svg:font-family="'MS UI Gothic'" style:font-family-generic="modern"/>
    <style:font-face style:name="細明朝体" svg:font-family="細明朝体" style:font-family-generic="modern"/>
    <style:font-face style:name="ＭＳ Ｐゴシック" svg:font-family="'ＭＳ Ｐゴシック'" style:font-family-generic="modern"/>
    <style:font-face style:name="Cambria" svg:font-family="Cambria" style:font-family-generic="roman"/>
    <style:font-face style:name="明朝" svg:font-family="明朝" style:font-family-generic="roman"/>
    <style:font-face style:name="ＭＳ 明朝" svg:font-family="'ＭＳ 明朝'" style:font-family-generic="roman"/>
    <style:font-face style:name="ＭＳ Ｐ明朝" svg:font-family="'ＭＳ Ｐ明朝'" style:font-family-generic="roman"/>
    <style:font-face style:name="Arial1" svg:font-family="Arial" style:font-family-generic="swiss"/>
    <style:font-face style:name="Calibri" svg:font-family="Calibri" style:font-family-generic="swiss"/>
    <style:font-face style:name="Helv" svg:font-family="Helv" style:font-family-generic="swiss"/>
    <style:font-face style:name="Tahoma2" svg:font-family="Tahoma" style:font-family-generic="swis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5862in"/>
    </style:style>
    <style:style style:name="co3" style:family="table-column">
      <style:table-column-properties fo:break-before="auto" style:column-width="2.589in"/>
    </style:style>
    <style:style style:name="co4" style:family="table-column">
      <style:table-column-properties fo:break-before="auto" style:column-width="0.7862in"/>
    </style:style>
    <style:style style:name="co5" style:family="table-column">
      <style:table-column-properties fo:break-before="auto" style:column-width="2.2937in"/>
    </style:style>
    <style:style style:name="ro1" style:family="table-row">
      <style:table-row-properties style:row-height="0.2453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0.8492in" fo:break-before="auto" style:use-optimal-row-height="true"/>
    </style:style>
    <style:style style:name="ro7" style:family="table-row">
      <style:table-row-properties style:row-height="1.8445in" fo:break-before="auto" style:use-optimal-row-height="true"/>
    </style:style>
    <style:style style:name="ro8" style:family="table-row">
      <style:table-row-properties style:row-height="3.8346in" fo:break-before="auto" style:use-optimal-row-height="true"/>
    </style:style>
    <style:style style:name="ro9" style:family="table-row">
      <style:table-row-properties style:row-height="1.0154in" fo:break-before="auto" style:use-optimal-row-height="true"/>
    </style:style>
    <style:style style:name="ro10" style:family="table-row">
      <style:table-row-properties style:row-height="1.513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Tahoma"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0" style:family="table-cell" style:parent-style-name="Normal_5f_Guideline_5f_Process_20_tailoring">
      <style:table-cell-properties style:diagonal-bl-tr="none" style:diagonal-tl-br="none" fo:background-color="transparent" fo:border="none"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Normal_5f_Guideline_5f_Process_20_tailoring">
      <style:table-cell-properties style:diagonal-bl-tr="none" style:diagonal-tl-br="none" fo:background-color="transparent" fo:border="none" style:rotation-align="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Guideline_5f_Process_20_tailoring">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Normal_5f_Guideline_5f_Process_20_tailoring"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Normal_5f_Guideline_5f_Process_20_tailoring">
      <style:table-cell-properties style:glyph-orientation-vertical="0" fo:border-bottom="non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automatic"/>
      <style:paragraph-properties fo:text-align="start" fo:margin-left="0in" style:writing-mode="page"/>
      <style:text-properties fo:color="#0000ff"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none" style:vertical-align="middle"/>
      <style:paragraph-properties fo:text-align="start" fo:margin-left="0in" style:writing-mode="page"/>
      <style:text-properties fo:color="#0000ff"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Normal_5f_Guideline_5f_Process_20_tailoring">
      <style:table-cell-properties fo:border-bottom="none" style:diagonal-bl-tr="none" style:diagonal-tl-br="none" fo:background-color="transparent" fo:border-left="0.0138in solid #000000" fo:border-right="none"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middle"/>
      <style:paragraph-properties fo:text-align="start" fo:margin-left="0in" style:writing-mode="page"/>
      <style:text-properties fo:color="#0000ff"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Normal_5f_Guideline_5f_Process_20_tailoring">
      <style:table-cell-properties style:glyph-orientation-vertical="0" fo:border-bottom="non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middle"/>
      <style:paragraph-properties fo:text-align="start" fo:margin-left="0in" style:writing-mode="page"/>
      <style:text-properties fo:color="#0000ff"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Normal_5f_Guideline_5f_Process_20_tailoring">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Normal_5f_Guideline_5f_Process_20_tailoring">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Tahoma"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9" style:family="table-cell" style:parent-style-name="Normal_5f_Guideline_5f_Process_20_tailoring">
      <style:table-cell-properties fo:border-bottom="none" style:diagonal-bl-tr="none" style:diagonal-tl-br="none" fo:background-color="transparent" fo:border-left="none" fo:border-right="0.0138in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fo:border-bottom="none" style:diagonal-bl-tr="none" style:diagonal-tl-br="none" fo:background-color="transparent" fo:border-left="0.0138in solid #000000" fo:border-right="none"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fo:border-bottom="none" style:diagonal-bl-tr="none" style:diagonal-tl-br="none" fo:background-color="transparent" fo:border-left="none" fo:border-right="0.0138in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Normal_5f_Guideline_5f_Process_20_tailoring">
      <style:table-cell-properties style:glyph-orientation-vertical="0" fo:border-bottom="non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text-properties fo:color="#0000ff"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fo:border-bottom="0.0008in solid #000000" fo:border-left="none" fo:border-right="0.0008in solid #000000" fo:border-top="none"/>
      <style:text-properties style:font-name="Tahoma"/>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ahoma"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Normal_5f_Guideline_5f_Process_20_tailoring">
      <style:table-cell-properties fo:border-bottom="none" style:diagonal-bl-tr="none" style:diagonal-tl-br="none" fo:background-color="transparent" fo:border-left="0.0138in solid #000000" fo:border-right="none"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0.0008in solid #000000" fo:border-left="none" fo:border-right="none" fo:border-top="none"/>
      <style:text-properties style:font-name="Tahoma"/>
    </style:style>
    <style:style style:name="ce7" style:family="table-cell" style:parent-style-name="Default">
      <style:text-properties style:font-name="Tahoma"/>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Tahoma"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 style:family="table-cell" style:parent-style-name="Normal_5f_Guideline_5f_Process_20_tailoring">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text-align-source="fix" style:repeat-content="false"/>
      <style:paragraph-properties fo:text-align="center" fo:margin-left="0in"/>
      <style:text-properties style:font-name="Tahoma" fo:font-size="14pt" fo:font-weight="bold" style:font-size-asian="14pt" style:font-weight-asian="bold" style:font-size-complex="14pt" style:font-weight-complex="bold"/>
    </style:style>
    <style:style style:name="ce42" style:family="table-cell" style:parent-style-name="Default">
      <style:text-properties style:font-name="Tahoma" fo:font-size="10pt" style:font-size-asian="10pt" style:font-size-complex="10pt"/>
    </style:style>
    <style:style style:name="ce43" style:family="table-cell" style:parent-style-name="Default">
      <style:table-cell-properties style:glyph-orientation-vertical="0" fo:background-color="#000080" style:diagonal-bl-tr="none" style:diagonal-tl-br="none" style:text-align-source="fix" style:repeat-content="false" fo:wrap-option="wrap" fo:border="0.0008in solid #80808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ackground-color="#c0c0c0" style:diagonal-bl-tr="none" style:diagonal-tl-br="none" style:text-align-source="value-type" style:repeat-content="false" fo:wrap-option="wrap" fo:border="0.0008in solid #00008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background-color="transparent" fo:wrap-option="wrap" fo:border="0.0008in solid #00008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ackground-color="#ffff99"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0.0346in solid #000000" fo:background-color="#c0c0c0" style:diagonal-bl-tr="none" style:diagonal-tl-br="none" style:text-align-source="fix" style:repeat-content="false" fo:wrap-option="no-wrap" fo:border-left="0.000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data-style-name="N212">
      <style:table-cell-properties style:glyph-orientation-vertical="0" fo:background-color="#000080" style:diagonal-bl-tr="none" style:diagonal-tl-br="none" style:text-align-source="fix" style:repeat-content="false" fo:wrap-option="wrap" fo:border="0.0008in solid #80808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data-style-name="N212">
      <style:table-cell-properties style:glyph-orientation-vertical="0" fo:background-color="#c0c0c0" style:diagonal-bl-tr="none" style:diagonal-tl-br="none" style:text-align-source="fix" style:repeat-content="false" fo:wrap-option="wrap" fo:border="0.0008in solid #00008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212">
      <style:table-cell-properties style:glyph-orientation-vertical="0" style:diagonal-bl-tr="none" style:diagonal-tl-br="none" style:text-align-source="fix" style:repeat-content="false" fo:background-color="transparent" fo:wrap-option="wrap" fo:border="0.0008in solid #00008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ext-properties style:font-name="Tahoma" fo:font-size="10pt" fo:font-weight="bold" style:font-size-asian="10pt" style:font-weight-asian="bold" style:font-size-complex="10pt" style:font-weight-complex="bold"/>
    </style:style>
    <style:style style:name="ce5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ackground-color="#c0c0c0" style:diagonal-bl-tr="none" style:diagonal-tl-br="none" style:text-align-source="fix" style:repeat-content="false" fo:wrap-option="wrap" fo:border="0.0008in solid #00008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008in solid #00008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008in solid #000080"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data-style-name="N212">
      <style:table-cell-properties style:glyph-orientation-vertical="0" fo:background-color="#c0c0c0" style:diagonal-bl-tr="none" style:diagonal-tl-br="none" style:text-align-source="fix" style:repeat-content="false" fo:wrap-option="wrap" fo:border="0.0008in solid #000080"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Hyperlink_20_2">
      <style:text-properties style:font-name="Tahoma" fo:font-size="10pt" style:font-size-asian="10pt" style:font-size-complex="10pt"/>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ontent-validations>
        <table:content-validation table:name="val1" table:condition="of:cell-content-is-in-list(&quot;Requirement&#9;&#9;&#9;&#9;&#9;&#9;&#9;&#9;&quot;;&quot;Design&#9;&#9;&#9;&quot;;&quot;Coding&#9;&#9;&#9;&#9;&#9;&#9;&quot;;&quot;Deployment&#9;&#9;&#9;&#9;&#9;&#9;&#9;&#9;&quot;;&quot;Test&#9;&#9;&#9;&#9;&#9;&#9;&#9;&#9;&quot;;&quot;Project management&quot;;&quot;&quot;)" table:allow-empty-cell="true" table:display-list="unsorted" table:base-cell-address="'Q&amp;A Management Table'.D15">
          <table:error-message table:message-type="stop" table:display="true"/>
        </table:content-validation>
        <table:content-validation table:name="val2" table:condition="of:cell-content-is-in-list(&quot;Clarification&quot;;&quot;Confirmation&quot;)" table:allow-empty-cell="true" table:display-list="unsorted" table:base-cell-address="'Q&amp;A Management Table'.F135"/>
        <table:content-validation table:name="val3" table:condition="of:cell-content-is-in-list(&quot;Open&quot;;&quot;Closed&quot;;&quot;Canceled&quot;;&quot;In progress&quot;)" table:allow-empty-cell="true" table:display-list="unsorted" table:base-cell-address="'Q&amp;A Management Table'.L15">
          <table:error-message table:message-type="stop" table:display="true"/>
        </table:content-validation>
      </table:content-validations>
      <table:table table:name="GuideLine" table:style-name="ta1" table:print="false">
        <table:table-column table:style-name="co1" table:number-columns-repeated="1024" table:default-cell-style-name="ce7"/>
        <table:table-row table:style-name="ro1">
          <table:table-cell table:style-name="ce1" office:value-type="string" table:number-columns-spanned="12" table:number-rows-spanned="1">
            <text:p>GUIDELINE OF Q&amp;A MANAGEMENT TABLE</text:p>
          </table:table-cell>
          <table:covered-table-cell table:number-columns-repeated="10" table:style-name="ce8"/>
          <table:covered-table-cell table:style-name="ce28"/>
          <table:table-cell table:number-columns-repeated="1012"/>
        </table:table-row>
        <table:table-row table:style-name="ro2">
          <table:table-cell table:style-name="ce2"/>
          <table:table-cell table:style-name="ce9" office:value-type="string">
            <text:p>1. Purpose</text:p>
          </table:table-cell>
          <table:table-cell table:style-name="ce10" table:number-columns-repeated="9"/>
          <table:table-cell table:style-name="ce29"/>
          <table:table-cell table:number-columns-repeated="1012"/>
        </table:table-row>
        <table:table-row table:style-name="ro2">
          <table:table-cell table:style-name="ce2"/>
          <table:table-cell table:style-name="ce10"/>
          <table:table-cell table:style-name="ce15" office:value-type="string">
            <text:p>Q&amp;A Management Table is to record and follow up the questions and answers communicated between project team</text:p>
          </table:table-cell>
          <table:table-cell table:style-name="ce10" table:number-columns-repeated="8"/>
          <table:table-cell table:style-name="ce30"/>
          <table:table-cell table:number-columns-repeated="1012"/>
        </table:table-row>
        <table:table-row table:style-name="ro2">
          <table:table-cell table:style-name="ce2"/>
          <table:table-cell table:style-name="ce10"/>
          <table:table-cell table:style-name="ce15" office:value-type="string">
            <text:p>and the customer. All the questions/confirmation noted in emails, raised in meetings (TV meeting, meeting with </text:p>
          </table:table-cell>
          <table:table-cell table:style-name="ce10" table:number-columns-repeated="8"/>
          <table:table-cell table:style-name="ce29"/>
          <table:table-cell table:number-columns-repeated="1012"/>
        </table:table-row>
        <table:table-row table:style-name="ro2">
          <table:table-cell table:style-name="ce2"/>
          <table:table-cell table:style-name="ce10"/>
          <table:table-cell table:style-name="ce15" office:value-type="string">
            <text:p>onsiter from customer side) shall be logged and tracked here.</text:p>
          </table:table-cell>
          <table:table-cell table:style-name="ce10" table:number-columns-repeated="8"/>
          <table:table-cell table:style-name="ce29"/>
          <table:table-cell table:number-columns-repeated="1012"/>
        </table:table-row>
        <table:table-row table:style-name="ro2">
          <table:table-cell table:style-name="ce3"/>
          <table:table-cell table:style-name="ce11"/>
          <table:table-cell table:style-name="ce16"/>
          <table:table-cell table:style-name="ce23"/>
          <table:table-cell table:style-name="ce25"/>
          <table:table-cell table:style-name="ce26" table:number-columns-repeated="6"/>
          <table:table-cell table:style-name="ce30"/>
          <table:table-cell table:number-columns-repeated="1012"/>
        </table:table-row>
        <table:table-row table:style-name="ro2">
          <table:table-cell table:style-name="ce2"/>
          <table:table-cell table:style-name="ce10"/>
          <table:table-cell table:style-name="ce17" office:value-type="string">
            <text:p>Project must define one person-in-charge to take care of Q&amp;A management in the project to avoid duplicate Q&amp;A</text:p>
          </table:table-cell>
          <table:table-cell table:style-name="ce10" table:number-columns-repeated="8"/>
          <table:table-cell table:style-name="ce29"/>
          <table:table-cell table:number-columns-repeated="1012"/>
        </table:table-row>
        <table:table-row table:style-name="ro2">
          <table:table-cell table:style-name="ce2"/>
          <table:table-cell table:style-name="ce10"/>
          <table:table-cell table:style-name="ce17" office:value-type="string">
            <text:p>or unnecessary clarification at the beginning of project. Normally; this is project PTL/PM. It is recommended not </text:p>
          </table:table-cell>
          <table:table-cell table:style-name="ce10" table:number-columns-repeated="8"/>
          <table:table-cell table:style-name="ce29"/>
          <table:table-cell table:number-columns-repeated="1012"/>
        </table:table-row>
        <table:table-row table:style-name="ro2">
          <table:table-cell table:style-name="ce2"/>
          <table:table-cell table:style-name="ce10"/>
          <table:table-cell table:style-name="ce17" office:value-type="string">
            <text:p>to put for more than one question into one Q&amp;A because it may make the people confuse and miss the points.</text:p>
          </table:table-cell>
          <table:table-cell table:style-name="ce10" table:number-columns-repeated="8"/>
          <table:table-cell table:style-name="ce29"/>
          <table:table-cell table:number-columns-repeated="1012"/>
        </table:table-row>
        <table:table-row table:style-name="ro2">
          <table:table-cell table:style-name="ce3"/>
          <table:table-cell table:style-name="ce11"/>
          <table:table-cell table:style-name="ce16"/>
          <table:table-cell table:style-name="ce23"/>
          <table:table-cell table:style-name="ce25"/>
          <table:table-cell table:style-name="ce26" table:number-columns-repeated="6"/>
          <table:table-cell table:style-name="ce30"/>
          <table:table-cell table:number-columns-repeated="1012"/>
        </table:table-row>
        <table:table-row table:style-name="ro2">
          <table:table-cell table:style-name="ce2"/>
          <table:table-cell table:style-name="ce10"/>
          <table:table-cell table:style-name="ce17" office:value-type="string">
            <text:p>If the file's size is too big, it could be separated into several files. In that case, a sequential number (01, 02, etc.) is </text:p>
          </table:table-cell>
          <table:table-cell table:style-name="ce10" table:number-columns-repeated="8"/>
          <table:table-cell table:style-name="ce29"/>
          <table:table-cell table:number-columns-repeated="1012"/>
        </table:table-row>
        <table:table-row table:style-name="ro2">
          <table:table-cell table:style-name="ce2"/>
          <table:table-cell table:style-name="ce10"/>
          <table:table-cell table:style-name="ce17" office:value-type="string">
            <text:p>added to the end of the file name.</text:p>
          </table:table-cell>
          <table:table-cell table:style-name="ce10" table:number-columns-repeated="8"/>
          <table:table-cell table:style-name="ce29"/>
          <table:table-cell table:number-columns-repeated="1012"/>
        </table:table-row>
        <table:table-row table:style-name="ro2">
          <table:table-cell table:style-name="ce3"/>
          <table:table-cell table:style-name="ce11"/>
          <table:table-cell table:style-name="ce16"/>
          <table:table-cell table:style-name="ce23"/>
          <table:table-cell table:style-name="ce25"/>
          <table:table-cell table:style-name="ce26" table:number-columns-repeated="6"/>
          <table:table-cell table:style-name="ce30"/>
          <table:table-cell table:number-columns-repeated="1012"/>
        </table:table-row>
        <table:table-row table:style-name="ro2">
          <table:table-cell table:style-name="ce2"/>
          <table:table-cell table:style-name="ce9" office:value-type="string">
            <text:p>2. Scope</text:p>
          </table:table-cell>
          <table:table-cell table:style-name="ce10" table:number-columns-repeated="9"/>
          <table:table-cell table:style-name="ce29"/>
          <table:table-cell table:number-columns-repeated="1012"/>
        </table:table-row>
        <table:table-row table:style-name="ro2">
          <table:table-cell table:style-name="ce2"/>
          <table:table-cell table:style-name="ce10"/>
          <table:table-cell table:style-name="ce10" office:value-type="string">
            <text:p>Application to all OOG projects</text:p>
          </table:table-cell>
          <table:table-cell table:style-name="ce10" table:number-columns-repeated="8"/>
          <table:table-cell table:style-name="ce29"/>
          <table:table-cell table:number-columns-repeated="1012"/>
        </table:table-row>
        <table:table-row table:style-name="ro2">
          <table:table-cell table:style-name="ce2"/>
          <table:table-cell table:style-name="ce9" office:value-type="string">
            <text:p>3. Definition &amp; Criteria</text:p>
          </table:table-cell>
          <table:table-cell table:style-name="ce10" table:number-columns-repeated="9"/>
          <table:table-cell table:style-name="ce29"/>
          <table:table-cell table:number-columns-repeated="1012"/>
        </table:table-row>
        <table:table-row table:style-name="ro3">
          <table:table-cell table:style-name="ce2"/>
          <table:table-cell table:style-name="ce10"/>
          <table:table-cell table:style-name="ce18" office:value-type="string" table:number-columns-spanned="10" table:number-rows-spanned="1">
            <text:p>No.<text:span text:style-name="T1"> is the number of the question</text:span></text:p>
          </table:table-cell>
          <table:covered-table-cell table:number-columns-repeated="8" table:style-name="ce24"/>
          <table:covered-table-cell table:style-name="ce18"/>
          <table:table-cell table:number-columns-repeated="1012"/>
        </table:table-row>
        <table:table-row table:style-name="ro1">
          <table:table-cell table:style-name="ce4"/>
          <table:table-cell table:style-name="ce12"/>
          <table:table-cell table:style-name="ce19" office:value-type="string" table:number-columns-spanned="10" table:number-rows-spanned="1">
            <text:p>Created On<text:span text:style-name="T1"> - Date on which the </text:span><text:span text:style-name="T1">question is raised.</text:span></text:p>
          </table:table-cell>
          <table:covered-table-cell table:number-columns-repeated="8" table:style-name="ce25"/>
          <table:covered-table-cell table:style-name="ce19"/>
          <table:table-cell table:number-columns-repeated="1012"/>
        </table:table-row>
        <table:table-row table:style-name="ro3">
          <table:table-cell table:style-name="ce5"/>
          <table:table-cell table:style-name="ce13"/>
          <table:table-cell table:style-name="ce20" office:value-type="string" table:number-columns-spanned="10" table:number-rows-spanned="1">
            <text:p>Created By<text:span text:style-name="T1"> - The person who </text:span><text:span text:style-name="T1">asks the question</text:span></text:p>
          </table:table-cell>
          <table:covered-table-cell table:number-columns-repeated="8" table:style-name="ce26"/>
          <table:covered-table-cell table:style-name="ce20"/>
          <table:table-cell table:number-columns-repeated="1012"/>
        </table:table-row>
        <table:table-row table:style-name="ro4">
          <table:table-cell table:style-name="ce4"/>
          <table:table-cell table:style-name="ce12"/>
          <table:table-cell table:style-name="ce19" office:value-type="string" table:number-columns-spanned="10" table:number-rows-spanned="1">
            <text:p>Process<text:span text:style-name="T1"> specifies </text:span><text:span text:style-name="T1">process/activities for which the </text:span><text:span text:style-name="T1">question raised. This category </text:span><text:span text:style-name="T1">could be customized by projects to </text:span><text:span text:style-name="T1">fit their need. In normal case, it </text:span><text:span text:style-name="T1">contains:</text:span></text:p>
          </table:table-cell>
          <table:covered-table-cell table:number-columns-repeated="8" table:style-name="ce25"/>
          <table:covered-table-cell table:style-name="ce19"/>
          <table:table-cell table:number-columns-repeated="1012"/>
        </table:table-row>
        <table:table-row table:style-name="ro3">
          <table:table-cell table:style-name="ce3"/>
          <table:table-cell table:style-name="ce14"/>
          <table:table-cell table:style-name="ce21"/>
          <table:table-cell table:style-name="ce19" office:value-type="string" table:number-columns-spanned="9" table:number-rows-spanned="1">
            <text:p>Requirement<text:span text:style-name="T1">: questions on user </text:span><text:span text:style-name="T1">requirements, Functional </text:span><text:span text:style-name="T1">specification or GUI prototype</text:span></text:p>
          </table:table-cell>
          <table:covered-table-cell table:number-columns-repeated="7" table:style-name="ce25"/>
          <table:covered-table-cell table:style-name="ce19"/>
          <table:table-cell table:number-columns-repeated="1012"/>
        </table:table-row>
        <table:table-row table:style-name="ro3">
          <table:table-cell table:style-name="ce3"/>
          <table:table-cell table:style-name="ce14"/>
          <table:table-cell table:style-name="ce21"/>
          <table:table-cell table:style-name="ce19" office:value-type="string" table:number-columns-spanned="9" table:number-rows-spanned="1">
            <text:p>Design<text:span text:style-name="T1">: questions on design, </text:span><text:span text:style-name="T1">system architecture, detail designs</text:span></text:p>
          </table:table-cell>
          <table:covered-table-cell table:number-columns-repeated="7" table:style-name="ce25"/>
          <table:covered-table-cell table:style-name="ce19"/>
          <table:table-cell table:number-columns-repeated="1012"/>
        </table:table-row>
        <table:table-row table:style-name="ro3">
          <table:table-cell table:style-name="ce3"/>
          <table:table-cell table:style-name="ce14"/>
          <table:table-cell table:style-name="ce21"/>
          <table:table-cell table:style-name="ce19" office:value-type="string" table:number-columns-spanned="9" table:number-rows-spanned="1">
            <text:p>Coding<text:span text:style-name="T1">: questions on coding, </text:span><text:span text:style-name="T1">coding convention, coding </text:span><text:span text:style-name="T1">techniques</text:span></text:p>
          </table:table-cell>
          <table:covered-table-cell table:number-columns-repeated="7" table:style-name="ce25"/>
          <table:covered-table-cell table:style-name="ce19"/>
          <table:table-cell table:number-columns-repeated="1012"/>
        </table:table-row>
        <table:table-row table:style-name="ro3">
          <table:table-cell table:style-name="ce3"/>
          <table:table-cell table:style-name="ce14"/>
          <table:table-cell table:style-name="ce21"/>
          <table:table-cell table:style-name="ce19" office:value-type="string" table:number-columns-spanned="9" table:number-rows-spanned="1">
            <text:p>Deployment<text:span text:style-name="T1">: questions on </text:span><text:span text:style-name="T1">deployment, deployment </text:span><text:span text:style-name="T1">environments, installation, etc</text:span></text:p>
          </table:table-cell>
          <table:covered-table-cell table:number-columns-repeated="7" table:style-name="ce25"/>
          <table:covered-table-cell table:style-name="ce19"/>
          <table:table-cell table:number-columns-repeated="1012"/>
        </table:table-row>
        <table:table-row table:style-name="ro3">
          <table:table-cell table:style-name="ce3"/>
          <table:table-cell table:style-name="ce14"/>
          <table:table-cell table:style-name="ce21"/>
          <table:table-cell table:style-name="ce19" office:value-type="string" table:number-columns-spanned="9" table:number-rows-spanned="1">
            <text:p>Test<text:span text:style-name="T1">: questions on Test point of </text:span><text:span text:style-name="T1">view, Test cases, Test plan, Test </text:span><text:span text:style-name="T1">report, Test data, etc.</text:span></text:p>
          </table:table-cell>
          <table:covered-table-cell table:number-columns-repeated="7" table:style-name="ce25"/>
          <table:covered-table-cell table:style-name="ce19"/>
          <table:table-cell table:number-columns-repeated="1012"/>
        </table:table-row>
        <table:table-row table:style-name="ro3">
          <table:table-cell table:style-name="ce3"/>
          <table:table-cell table:style-name="ce14"/>
          <table:table-cell table:style-name="ce21"/>
          <table:table-cell table:style-name="ce19" office:value-type="string" table:number-columns-spanned="9" table:number-rows-spanned="1">
            <text:p>Project management: <text:span text:style-name="T1">questions on project scope, </text:span><text:span text:style-name="T1">acceptance criteria, schedule, </text:span><text:span text:style-name="T1">effort change, working procedures, </text:span><text:span text:style-name="T1">etc…</text:span></text:p>
          </table:table-cell>
          <table:covered-table-cell table:number-columns-repeated="7" table:style-name="ce25"/>
          <table:covered-table-cell table:style-name="ce19"/>
          <table:table-cell table:number-columns-repeated="1012"/>
        </table:table-row>
        <table:table-row table:style-name="ro1">
          <table:table-cell table:style-name="ce4"/>
          <table:table-cell table:style-name="ce12"/>
          <table:table-cell table:style-name="ce19" office:value-type="string" table:number-columns-spanned="10" table:number-rows-spanned="1">
            <text:p>Location<text:span text:style-name="T1"> specifies the </text:span><text:span text:style-name="T1">module/section in the documents </text:span><text:span text:style-name="T1">or Requirement ID or Subject </text:span><text:span text:style-name="T1">referred by the question</text:span></text:p>
          </table:table-cell>
          <table:covered-table-cell table:number-columns-repeated="8" table:style-name="ce25"/>
          <table:covered-table-cell table:style-name="ce19"/>
          <table:table-cell table:number-columns-repeated="1012"/>
        </table:table-row>
        <table:table-row table:style-name="ro5">
          <table:table-cell table:style-name="ce4"/>
          <table:table-cell table:style-name="ce12"/>
          <table:table-cell table:style-name="ce19" office:value-type="string" table:number-columns-spanned="10" table:number-rows-spanned="1">
            <text:p>Question Type<text:span text:style-name="T1"> - Type of the </text:span><text:span text:style-name="T1">question:</text:span></text:p>
            <text:p><text:span text:style-name="T1"><text:s text:c="15"/></text:span><text:span text:style-name="T2">Clarification</text:span><text:span text:style-name="T1"> - Ask for </text:span><text:span text:style-name="T1">explanation about points/issues </text:span><text:span text:style-name="T1">project team doesn't fully </text:span><text:span text:style-name="T1">understand</text:span></text:p>
            <text:p><text:span text:style-name="T2"><text:s text:c="15"/></text:span><text:span text:style-name="T2">Confirmation</text:span><text:span text:style-name="T1"> - Ask to </text:span><text:span text:style-name="T1">confirm a solution proposed by </text:span><text:span text:style-name="T1">team member</text:span></text:p>
          </table:table-cell>
          <table:covered-table-cell table:number-columns-repeated="8" table:style-name="ce25"/>
          <table:covered-table-cell table:style-name="ce19"/>
          <table:table-cell table:number-columns-repeated="1012"/>
        </table:table-row>
        <table:table-row table:style-name="ro1">
          <table:table-cell table:style-name="ce4"/>
          <table:table-cell table:style-name="ce12"/>
          <table:table-cell table:style-name="ce19" office:value-type="string" table:number-columns-spanned="10" table:number-rows-spanned="1">
            <text:p>Question <text:span text:style-name="T1">is Content of the </text:span><text:span text:style-name="T1">question.</text:span></text:p>
          </table:table-cell>
          <table:covered-table-cell table:number-columns-repeated="8" table:style-name="ce25"/>
          <table:covered-table-cell table:style-name="ce19"/>
          <table:table-cell table:number-columns-repeated="1012"/>
        </table:table-row>
        <table:table-row table:style-name="ro1">
          <table:table-cell table:style-name="ce4"/>
          <table:table-cell table:style-name="ce12"/>
          <table:table-cell table:style-name="ce19" office:value-type="string" table:number-columns-spanned="10" table:number-rows-spanned="1">
            <text:p>Assigned to<text:span text:style-name="T1"> - The person who's </text:span><text:span text:style-name="T1">in charge of answering the </text:span><text:span text:style-name="T1">question. Filled in by the customer</text:span></text:p>
          </table:table-cell>
          <table:covered-table-cell table:number-columns-repeated="8" table:style-name="ce25"/>
          <table:covered-table-cell table:style-name="ce19"/>
          <table:table-cell table:number-columns-repeated="1012"/>
        </table:table-row>
        <table:table-row table:style-name="ro1">
          <table:table-cell table:style-name="ce4"/>
          <table:table-cell table:style-name="ce12"/>
          <table:table-cell table:style-name="ce19" office:value-type="string" table:number-columns-spanned="10" table:number-rows-spanned="1">
            <text:p>Answered on<text:span text:style-name="T1"> - The date on </text:span><text:span text:style-name="T1">which the question is actually </text:span><text:span text:style-name="T1">answer, expected to be filled by </text:span><text:span text:style-name="T1">the customer</text:span></text:p>
          </table:table-cell>
          <table:covered-table-cell table:number-columns-repeated="8" table:style-name="ce25"/>
          <table:covered-table-cell table:style-name="ce19"/>
          <table:table-cell table:number-columns-repeated="1012"/>
        </table:table-row>
        <table:table-row table:style-name="ro3">
          <table:table-cell table:style-name="ce2"/>
          <table:table-cell table:style-name="ce10"/>
          <table:table-cell table:style-name="ce22" office:value-type="string" table:number-columns-spanned="10" table:number-rows-spanned="1">
            <text:p>Answer<text:span text:style-name="T2"> </text:span><text:span text:style-name="T1">is the response to the </text:span><text:span text:style-name="T1">question. If there is further </text:span><text:span text:style-name="T1">discussion, use the same rules as </text:span><text:span text:style-name="T1">specified for Question</text:span></text:p>
          </table:table-cell>
          <table:covered-table-cell table:number-columns-repeated="8" table:style-name="ce27"/>
          <table:covered-table-cell table:style-name="ce31"/>
          <table:table-cell table:number-columns-repeated="1012"/>
        </table:table-row>
        <table:table-row table:style-name="ro6">
          <table:table-cell table:style-name="ce4"/>
          <table:table-cell table:style-name="ce12"/>
          <table:table-cell table:style-name="ce19" office:value-type="string" table:number-columns-spanned="10" table:number-rows-spanned="1">
            <text:p>Status </text:p>
            <text:p><text:span text:style-name="T1"><text:s text:c="14"/></text:span><text:span text:style-name="T2">Open</text:span><text:span text:style-name="T1">: The question has </text:span><text:span text:style-name="T1">not been answered </text:span></text:p>
            <text:p><text:span text:style-name="T2"><text:s text:c="14"/></text:span><text:span text:style-name="T2">Closed</text:span><text:span text:style-name="T1">: The question is </text:span><text:span text:style-name="T1">satisfactorily answered</text:span></text:p>
            <text:p><text:span text:style-name="T1"><text:s text:c="14"/></text:span><text:span text:style-name="T2">Canceled</text:span><text:span text:style-name="T1">: Question is </text:span><text:span text:style-name="T1">canceled</text:span></text:p>
            <text:p><text:span text:style-name="T2"><text:s text:c="14"/></text:span><text:span text:style-name="T2">In progress</text:span><text:span text:style-name="T1">: the answer </text:span><text:span text:style-name="T1">is available but not fully satisfied</text:span></text:p>
          </table:table-cell>
          <table:covered-table-cell table:number-columns-repeated="8" table:style-name="ce25"/>
          <table:covered-table-cell table:style-name="ce19"/>
          <table:table-cell table:number-columns-repeated="1012"/>
        </table:table-row>
        <table:table-row table:style-name="ro2">
          <table:table-cell table:style-name="ce6" table:number-columns-repeated="11"/>
          <table:table-cell table:style-name="ce32"/>
          <table:table-cell table:number-columns-repeated="1012"/>
        </table:table-row>
        <table:table-row table:style-name="ro2" table:number-rows-repeated="1048541">
          <table:table-cell table:number-columns-repeated="1024"/>
        </table:table-row>
        <table:table-row table:style-name="ro2">
          <table:table-cell table:number-columns-repeated="1024"/>
        </table:table-row>
      </table:table>
      <table:table table:name="Q&amp;A Management Table" table:style-name="ta1" table:print="false">
        <table:table-column table:style-name="co1" table:default-cell-style-name="ce42"/>
        <table:table-column table:style-name="co2" table:default-cell-style-name="ce42"/>
        <table:table-column table:style-name="co1" table:number-columns-repeated="4" table:default-cell-style-name="ce42"/>
        <table:table-column table:style-name="co3" table:default-cell-style-name="ce42"/>
        <table:table-column table:style-name="co1" table:default-cell-style-name="ce42"/>
        <table:table-column table:style-name="co4" table:default-cell-style-name="ce42"/>
        <table:table-column table:style-name="co5" table:default-cell-style-name="ce42"/>
        <table:table-column table:style-name="co1" table:number-columns-repeated="1013" table:default-cell-style-name="ce42"/>
        <table:table-row table:style-name="ro1">
          <table:table-cell table:style-name="ce41" office:value-type="string" table:number-columns-spanned="13" table:number-rows-spanned="1">
            <text:p>Q&amp;A MANAGEMENT TABLE</text:p>
          </table:table-cell>
          <table:covered-table-cell table:number-columns-repeated="12"/>
          <table:table-cell table:number-columns-repeated="1010"/>
        </table:table-row>
        <table:table-row table:style-name="ro2">
          <table:table-cell table:number-columns-repeated="1023"/>
        </table:table-row>
        <table:table-row table:style-name="ro3">
          <table:table-cell table:style-name="Default"/>
          <table:table-cell table:style-name="ce46" office:value-type="string">
            <text:p>Project Code:</text:p>
          </table:table-cell>
          <table:table-cell table:style-name="ce56" office:value-type="string">
            <text:p>OGate</text:p>
          </table:table-cell>
          <table:table-cell table:number-columns-repeated="1020"/>
        </table:table-row>
        <table:table-row table:style-name="ro3">
          <table:table-cell table:style-name="Default"/>
          <table:table-cell table:style-name="ce46" office:value-type="string">
            <text:p>Q&amp;A Manager:</text:p>
          </table:table-cell>
          <table:table-cell table:number-columns-repeated="1021"/>
        </table:table-row>
        <table:table-row table:style-name="ro2">
          <table:table-cell table:style-name="Default"/>
          <table:table-cell table:style-name="ce47" office:value-type="string">
            <text:p>Last updated date</text:p>
          </table:table-cell>
          <table:table-cell table:number-columns-repeated="1021"/>
        </table:table-row>
        <table:table-row table:style-name="ro2" table:number-rows-repeated="2">
          <table:table-cell table:style-name="Default"/>
          <table:table-cell table:number-columns-repeated="1022"/>
        </table:table-row>
        <table:table-row table:style-name="ro3">
          <table:table-cell table:style-name="Default"/>
          <table:table-cell table:style-name="ce48" office:value-type="string">
            <text:p>No of Open items</text:p>
          </table:table-cell>
          <table:table-cell table:style-name="ce57" table:formula="of:=COUNTIF([.K15:.K136];&quot;Open&quot;)" office:value-type="float" office:value="3">
            <text:p>3</text:p>
          </table:table-cell>
          <table:table-cell table:number-columns-repeated="1020"/>
        </table:table-row>
        <table:table-row table:style-name="ro3">
          <table:table-cell table:style-name="Default"/>
          <table:table-cell table:style-name="ce49" office:value-type="string">
            <text:p>No of In progress items</text:p>
          </table:table-cell>
          <table:table-cell table:style-name="ce57" table:formula="of:=COUNTIF([.K15:.K136];&quot;In progress&quot;)" office:value-type="float" office:value="0">
            <text:p>0</text:p>
          </table:table-cell>
          <table:table-cell table:number-columns-repeated="1020"/>
        </table:table-row>
        <table:table-row table:style-name="ro3">
          <table:table-cell table:style-name="Default"/>
          <table:table-cell table:style-name="ce50" office:value-type="string">
            <text:p>No of Closed items</text:p>
          </table:table-cell>
          <table:table-cell table:style-name="ce57" table:formula="of:=COUNTIF([.K15:.K136];&quot;Closed&quot;)" office:value-type="float" office:value="1">
            <text:p>1</text:p>
          </table:table-cell>
          <table:table-cell table:number-columns-repeated="1020"/>
        </table:table-row>
        <table:table-row table:style-name="ro3">
          <table:table-cell table:style-name="Default"/>
          <table:table-cell table:style-name="ce51" office:value-type="string">
            <text:p>No of Cancelled items</text:p>
          </table:table-cell>
          <table:table-cell table:style-name="ce58" table:formula="of:=COUNTIF([.K15:.K136];&quot;Canceled&quot;)" office:value-type="float" office:value="0">
            <text:p>0</text:p>
          </table:table-cell>
          <table:table-cell table:number-columns-repeated="1020"/>
        </table:table-row>
        <table:table-row table:style-name="ro3">
          <table:table-cell table:style-name="Default"/>
          <table:table-cell table:style-name="ce52" office:value-type="string">
            <text:p>Total</text:p>
          </table:table-cell>
          <table:table-cell table:style-name="ce59" table:formula="of:=SUM([.C8:.C11])" office:value-type="float" office:value="4">
            <text:p>4</text:p>
          </table:table-cell>
          <table:table-cell table:number-columns-repeated="1020"/>
        </table:table-row>
        <table:table-row table:style-name="ro2">
          <table:table-cell table:number-columns-repeated="1023"/>
        </table:table-row>
        <table:table-row table:style-name="ro4">
          <table:table-cell table:style-name="ce43" office:value-type="string">
            <text:p>No</text:p>
          </table:table-cell>
          <table:table-cell table:style-name="ce53" office:value-type="string">
            <text:p>Created On</text:p>
          </table:table-cell>
          <table:table-cell table:style-name="ce43" office:value-type="string">
            <text:p>Created By</text:p>
          </table:table-cell>
          <table:table-cell table:style-name="ce43" office:value-type="string">
            <text:p>Process</text:p>
          </table:table-cell>
          <table:table-cell table:style-name="ce43" office:value-type="string">
            <text:p>Location</text:p>
          </table:table-cell>
          <table:table-cell table:style-name="ce43" office:value-type="string">
            <text:p>Question Type</text:p>
          </table:table-cell>
          <table:table-cell table:style-name="ce43" office:value-type="string">
            <text:p>Question</text:p>
          </table:table-cell>
          <table:table-cell table:style-name="ce43" office:value-type="string">
            <text:p>Assigned To</text:p>
          </table:table-cell>
          <table:table-cell table:style-name="ce53" office:value-type="string">
            <text:p>Answered On</text:p>
          </table:table-cell>
          <table:table-cell table:style-name="ce43" office:value-type="string">
            <text:p>Answer</text:p>
          </table:table-cell>
          <table:table-cell table:style-name="ce43" office:value-type="string">
            <text:p>Status</text:p>
          </table:table-cell>
          <table:table-cell table:style-name="ce43" office:value-type="string">
            <text:p>Notes</text:p>
          </table:table-cell>
          <table:table-cell table:style-name="ce43" office:value-type="string">
            <text:p>Reference</text:p>
          </table:table-cell>
          <table:table-cell table:number-columns-repeated="1010"/>
        </table:table-row>
        <table:table-row table:style-name="ro7">
          <table:table-cell table:style-name="ce44" office:value-type="float" office:value="1">
            <text:p>1</text:p>
          </table:table-cell>
          <table:table-cell table:style-name="ce54" office:value-type="float" office:value="40650">
            <text:p>17/Apr/11</text:p>
          </table:table-cell>
          <table:table-cell table:style-name="ce44" office:value-type="string">
            <text:p>DoanNX</text:p>
          </table:table-cell>
          <table:table-cell table:style-name="ce44" table:content-validation-name="val1" office:value-type="string">
            <text:p>Requirement<text:tab/><text:tab/><text:tab/><text:tab/><text:tab/><text:tab/><text:tab/><text:tab/></text:p>
          </table:table-cell>
          <table:table-cell table:style-name="ce60" office:value-type="string">
            <text:p>Customer Requirement Specification in High Level Requirement</text:p>
          </table:table-cell>
          <table:table-cell table:style-name="ce44" table:content-validation-name="val2" office:value-type="string">
            <text:p>Clarification</text:p>
          </table:table-cell>
          <table:table-cell table:style-name="ce60" office:value-type="string">
            <text:p>Module số 5 và số 7 liệu có thể gộp lại thành 1 được không?</text:p>
          </table:table-cell>
          <table:table-cell table:style-name="ce60" office:value-type="string">
            <text:p>ThachLN</text:p>
          </table:table-cell>
          <table:table-cell table:style-name="ce54" office:value-type="float" office:value="40652">
            <text:p>19/Apr/11</text:p>
          </table:table-cell>
          <table:table-cell table:style-name="ce63" office:value-type="string">
            <text:p>Không nên.</text:p>
            <text:p>Mục 5. Thành viên là đề để quản lý profile các thành viên của nhóm. Ghi nhận thành tích, đóng góp. Sau này sẽ có cơ chế tính điểm; phong cấp bậc cho thành viên,v.v...</text:p>
            <text:p>Mục 7: Hướng tới việc làm cầu nối việc làm cho các bạn; có thể đăng tin tuyển dụng các công ty, PR hồ sơ tốt (lấy từ Mục 5) để các công ty xem. v...</text:p>
          </table:table-cell>
          <table:table-cell table:style-name="ce54" table:content-validation-name="val3" office:value-type="string">
            <text:p>Closed</text:p>
          </table:table-cell>
          <table:table-cell table:style-name="ce60" table:number-columns-repeated="2"/>
          <table:table-cell table:number-columns-repeated="2"/>
          <table:table-cell table:style-name="ce64"/>
          <table:table-cell table:number-columns-repeated="1007"/>
        </table:table-row>
        <table:table-row table:style-name="ro8">
          <table:table-cell table:style-name="ce45" table:formula="of:=[.A15]+1" office:value-type="float" office:value="2">
            <text:p>2</text:p>
          </table:table-cell>
          <table:table-cell table:style-name="ce55" office:value-type="string">
            <text:p>19/Apr/11</text:p>
          </table:table-cell>
          <table:table-cell table:style-name="ce45" office:value-type="string">
            <text:p>DoanNX</text:p>
          </table:table-cell>
          <table:table-cell table:style-name="ce45" table:content-validation-name="val1" office:value-type="string">
            <text:p>Requirement<text:tab/><text:tab/><text:tab/><text:tab/><text:tab/><text:tab/><text:tab/><text:tab/></text:p>
          </table:table-cell>
          <table:table-cell table:style-name="ce61" office:value-type="string">
            <text:p>Customer Requirement Specification in High Level Requirement</text:p>
          </table:table-cell>
          <table:table-cell table:style-name="ce45" table:content-validation-name="val2" office:value-type="string">
            <text:p>Confirmation</text:p>
          </table:table-cell>
          <table:table-cell table:style-name="ce62" office:value-type="string">
            <text:p>Hiện nay đang thiết kế theo hướng toàn bộ hệ thống có database Account chung. </text:p>
            <text:p>Có một module cho phép tạo Account và gán quyền cho Account đó trên từng module cụ thể. 1 Account có thể là Member hoặc Admin của 1 hoặc nhiều module =&gt; chức năng này sẽ được thêm vào module thứ 5, module Member. Chỉ có account Manager mới được phép sử dụng chức năng này.</text:p>
            <text:p>Điều kiện ràng buộc là khi tạo ra 1 Account mới thì bắt buộc phải gán thành Member của một module nào đó (nếu 1 Account không phải là Member của bất cứ module nào thì nên xóa Account đó đi).</text:p>
            <text:p>Đối với từng module, thì account Admin có thể gán quyền để 1 account Member nào đó trở thành member trong module của mình.</text:p>
            <text:p>Nếu một account Member (của module A) không phải là member của module B thì chỉ có quyền Guest trên module B.</text:p>
          </table:table-cell>
          <table:table-cell table:style-name="ce61" office:value-type="string">
            <text:p>ThachLN</text:p>
          </table:table-cell>
          <table:table-cell table:style-name="ce45"/>
          <table:table-cell table:style-name="ce55" office:value-type="string">
            <text:p>Ogate được xây dựng trên nền Google App, việc authentication thì Google lo, sau khi Authentication thành công thì Ogate sẽ lưu account người dùng vào database riêng, lúc này người dùng được xem là guest đặc biệt của Ogate (phân biệt guest thường là người chưa đăng nhập).</text:p>
            <text:p>Guest đặc biệt có thể tham gia feedback chất lượng sản phẩm, post bài lên forum, đăng ký tham gia làm thành viên của đội dự án (hình dùng 1 số chức năng có thể guest đặc biệt tự đăng ký và dùng luôn, không phải đợi manager gán quyền).</text:p>
            <text:p>Tùy chức năng đặc biệt thì manager của module sẽ gán quyền cho guest đặc biệt.</text:p>
          </table:table-cell>
          <table:table-cell table:style-name="ce55" table:content-validation-name="val3" office:value-type="string">
            <text:p>Open</text:p>
          </table:table-cell>
          <table:table-cell table:style-name="ce61" table:number-columns-repeated="2"/>
          <table:table-cell table:number-columns-repeated="1010"/>
        </table:table-row>
        <table:table-row table:style-name="ro9">
          <table:table-cell table:style-name="ce45" table:formula="of:=[.A16]+1" office:value-type="float" office:value="3">
            <text:p>3</text:p>
          </table:table-cell>
          <table:table-cell table:style-name="ce55" office:value-type="string">
            <text:p>19/Apr/11</text:p>
          </table:table-cell>
          <table:table-cell table:style-name="ce45" office:value-type="string">
            <text:p>DoanNX</text:p>
          </table:table-cell>
          <table:table-cell table:style-name="ce45" table:content-validation-name="val1" office:value-type="string">
            <text:p>Requirement<text:tab/><text:tab/><text:tab/><text:tab/><text:tab/><text:tab/><text:tab/><text:tab/></text:p>
          </table:table-cell>
          <table:table-cell table:style-name="ce61" office:value-type="string">
            <text:p>Customer Requirement Specification in High Level Requirement</text:p>
          </table:table-cell>
          <table:table-cell table:style-name="ce45" table:content-validation-name="val2" office:value-type="string">
            <text:p>Clarification</text:p>
          </table:table-cell>
          <table:table-cell table:style-name="ce62" office:value-type="string">
            <text:p>Đối với module Forum, có cho phép 1 guest tự đăng kí để trở thành member của forum hay không? Hiện nay đang thiết kế theo hướng của câu Q&amp;A số 2, nghĩa là Manager sẽ tạo Account và gán quyền Member trên module Forum.</text:p>
          </table:table-cell>
          <table:table-cell table:style-name="ce61" office:value-type="string">
            <text:p>ThachLN</text:p>
          </table:table-cell>
          <table:table-cell table:style-name="ce45"/>
          <table:table-cell table:style-name="ce55" office:value-type="string">
            <text:p>Đã trả lời ở trên: sau khi login xong thì mặc định là member của hệ thống (guest đặc biệt) và đương nhiên là member của forum</text:p>
          </table:table-cell>
          <table:table-cell table:style-name="ce55" table:content-validation-name="val3" office:value-type="string">
            <text:p>Open</text:p>
          </table:table-cell>
          <table:table-cell table:style-name="ce61" table:number-columns-repeated="2"/>
          <table:table-cell table:number-columns-repeated="1010"/>
        </table:table-row>
        <table:table-row table:style-name="ro10">
          <table:table-cell table:style-name="ce45" table:formula="of:=[.A17]+1" office:value-type="float" office:value="4">
            <text:p>4</text:p>
          </table:table-cell>
          <table:table-cell table:style-name="ce55" office:value-type="string">
            <text:p>19/Apr/11</text:p>
          </table:table-cell>
          <table:table-cell table:style-name="ce45" office:value-type="string">
            <text:p>DoanNX</text:p>
          </table:table-cell>
          <table:table-cell table:style-name="ce45" table:content-validation-name="val1" office:value-type="string">
            <text:p>Requirement<text:tab/><text:tab/><text:tab/><text:tab/><text:tab/><text:tab/><text:tab/><text:tab/></text:p>
          </table:table-cell>
          <table:table-cell table:style-name="ce61" office:value-type="string">
            <text:p>Customer Requirement Specification in High Level Requirement</text:p>
          </table:table-cell>
          <table:table-cell table:style-name="ce45" table:content-validation-name="val2" office:value-type="string">
            <text:p>Confirmation</text:p>
          </table:table-cell>
          <table:table-cell table:style-name="ce61" office:value-type="string">
            <text:p>Để thực hiện ý tưởng trong câu Q&amp;A số 2. Hiện thiết kế 4 loại actor trong hệ thống: Guest/ Member/ Admin/ Manager. </text:p>
            <text:p>Tham chiếu đến mục 2.1 trong file \open-ones\OGate\Wip\Document\Requirement\OGate_Software Requirement Specification.odt</text:p>
          </table:table-cell>
          <table:table-cell table:style-name="ce61" office:value-type="string">
            <text:p>ThachLN</text:p>
          </table:table-cell>
          <table:table-cell table:style-name="ce45"/>
          <table:table-cell table:style-name="ce55" office:value-type="string">
            <text:p>Nên có: Guest, Special Guest, Member, Manager, Admin.</text:p>
            <text:p>Ghi chú: Member được hiểu là member chính thức củ đội Ogate.</text:p>
            <text:p>Từ Special Guest có thể đổi tên khác cho phù họp. </text:p>
          </table:table-cell>
          <table:table-cell table:style-name="ce55" table:content-validation-name="val3" office:value-type="string">
            <text:p>Open</text:p>
          </table:table-cell>
          <table:table-cell table:style-name="ce61" table:number-columns-repeated="2"/>
          <table:table-cell table:number-columns-repeated="1010"/>
        </table:table-row>
        <table:table-row table:style-name="ro3">
          <table:table-cell table:style-name="ce45" table:formula="of:=[.A18]+1" office:value-type="float" office:value="5">
            <text:p>5</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9]+1" office:value-type="float" office:value="6">
            <text:p>6</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20]+1" office:value-type="float" office:value="7">
            <text:p>7</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21]+1" office:value-type="float" office:value="8">
            <text:p>8</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22]+1" office:value-type="float" office:value="9">
            <text:p>9</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23]+1" office:value-type="float" office:value="10">
            <text:p>10</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24]+1" office:value-type="float" office:value="11">
            <text:p>11</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25]+1" office:value-type="float" office:value="12">
            <text:p>12</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26]+1" office:value-type="float" office:value="13">
            <text:p>13</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27]+1" office:value-type="float" office:value="14">
            <text:p>14</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28]+1" office:value-type="float" office:value="15">
            <text:p>15</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29]+1" office:value-type="float" office:value="16">
            <text:p>16</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30]+1" office:value-type="float" office:value="17">
            <text:p>17</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31]+1" office:value-type="float" office:value="18">
            <text:p>18</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32]+1" office:value-type="float" office:value="19">
            <text:p>19</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33]+1" office:value-type="float" office:value="20">
            <text:p>20</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34]+1" office:value-type="float" office:value="21">
            <text:p>21</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35]+1" office:value-type="float" office:value="22">
            <text:p>22</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36]+1" office:value-type="float" office:value="23">
            <text:p>23</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37]+1" office:value-type="float" office:value="24">
            <text:p>24</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38]+1" office:value-type="float" office:value="25">
            <text:p>25</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39]+1" office:value-type="float" office:value="26">
            <text:p>26</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40]+1" office:value-type="float" office:value="27">
            <text:p>27</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41]+1" office:value-type="float" office:value="28">
            <text:p>28</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42]+1" office:value-type="float" office:value="29">
            <text:p>29</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43]+1" office:value-type="float" office:value="30">
            <text:p>30</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44]+1" office:value-type="float" office:value="31">
            <text:p>31</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45]+1" office:value-type="float" office:value="32">
            <text:p>32</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46]+1" office:value-type="float" office:value="33">
            <text:p>33</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47]+1" office:value-type="float" office:value="34">
            <text:p>34</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48]+1" office:value-type="float" office:value="35">
            <text:p>35</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49]+1" office:value-type="float" office:value="36">
            <text:p>36</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50]+1" office:value-type="float" office:value="37">
            <text:p>37</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51]+1" office:value-type="float" office:value="38">
            <text:p>38</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52]+1" office:value-type="float" office:value="39">
            <text:p>39</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53]+1" office:value-type="float" office:value="40">
            <text:p>40</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54]+1" office:value-type="float" office:value="41">
            <text:p>41</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55]+1" office:value-type="float" office:value="42">
            <text:p>42</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56]+1" office:value-type="float" office:value="43">
            <text:p>43</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57]+1" office:value-type="float" office:value="44">
            <text:p>44</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58]+1" office:value-type="float" office:value="45">
            <text:p>45</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59]+1" office:value-type="float" office:value="46">
            <text:p>46</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60]+1" office:value-type="float" office:value="47">
            <text:p>47</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61]+1" office:value-type="float" office:value="48">
            <text:p>48</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62]+1" office:value-type="float" office:value="49">
            <text:p>49</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63]+1" office:value-type="float" office:value="50">
            <text:p>50</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64]+1" office:value-type="float" office:value="51">
            <text:p>51</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65]+1" office:value-type="float" office:value="52">
            <text:p>52</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66]+1" office:value-type="float" office:value="53">
            <text:p>53</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67]+1" office:value-type="float" office:value="54">
            <text:p>54</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68]+1" office:value-type="float" office:value="55">
            <text:p>55</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69]+1" office:value-type="float" office:value="56">
            <text:p>56</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70]+1" office:value-type="float" office:value="57">
            <text:p>57</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71]+1" office:value-type="float" office:value="58">
            <text:p>58</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72]+1" office:value-type="float" office:value="59">
            <text:p>59</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73]+1" office:value-type="float" office:value="60">
            <text:p>60</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74]+1" office:value-type="float" office:value="61">
            <text:p>61</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75]+1" office:value-type="float" office:value="62">
            <text:p>62</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76]+1" office:value-type="float" office:value="63">
            <text:p>63</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77]+1" office:value-type="float" office:value="64">
            <text:p>64</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78]+1" office:value-type="float" office:value="65">
            <text:p>65</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79]+1" office:value-type="float" office:value="66">
            <text:p>66</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80]+1" office:value-type="float" office:value="67">
            <text:p>67</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81]+1" office:value-type="float" office:value="68">
            <text:p>68</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82]+1" office:value-type="float" office:value="69">
            <text:p>69</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83]+1" office:value-type="float" office:value="70">
            <text:p>70</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84]+1" office:value-type="float" office:value="71">
            <text:p>71</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85]+1" office:value-type="float" office:value="72">
            <text:p>72</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86]+1" office:value-type="float" office:value="73">
            <text:p>73</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87]+1" office:value-type="float" office:value="74">
            <text:p>74</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88]+1" office:value-type="float" office:value="75">
            <text:p>75</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89]+1" office:value-type="float" office:value="76">
            <text:p>76</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90]+1" office:value-type="float" office:value="77">
            <text:p>77</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91]+1" office:value-type="float" office:value="78">
            <text:p>78</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92]+1" office:value-type="float" office:value="79">
            <text:p>79</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93]+1" office:value-type="float" office:value="80">
            <text:p>80</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94]+1" office:value-type="float" office:value="81">
            <text:p>81</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95]+1" office:value-type="float" office:value="82">
            <text:p>82</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96]+1" office:value-type="float" office:value="83">
            <text:p>83</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97]+1" office:value-type="float" office:value="84">
            <text:p>84</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98]+1" office:value-type="float" office:value="85">
            <text:p>85</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99]+1" office:value-type="float" office:value="86">
            <text:p>86</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00]+1" office:value-type="float" office:value="87">
            <text:p>87</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01]+1" office:value-type="float" office:value="88">
            <text:p>88</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02]+1" office:value-type="float" office:value="89">
            <text:p>89</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03]+1" office:value-type="float" office:value="90">
            <text:p>90</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04]+1" office:value-type="float" office:value="91">
            <text:p>91</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05]+1" office:value-type="float" office:value="92">
            <text:p>92</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06]+1" office:value-type="float" office:value="93">
            <text:p>93</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07]+1" office:value-type="float" office:value="94">
            <text:p>94</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08]+1" office:value-type="float" office:value="95">
            <text:p>95</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09]+1" office:value-type="float" office:value="96">
            <text:p>96</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10]+1" office:value-type="float" office:value="97">
            <text:p>97</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11]+1" office:value-type="float" office:value="98">
            <text:p>98</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12]+1" office:value-type="float" office:value="99">
            <text:p>99</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13]+1" office:value-type="float" office:value="100">
            <text:p>100</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14]+1" office:value-type="float" office:value="101">
            <text:p>101</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15]+1" office:value-type="float" office:value="102">
            <text:p>102</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16]+1" office:value-type="float" office:value="103">
            <text:p>103</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17]+1" office:value-type="float" office:value="104">
            <text:p>104</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18]+1" office:value-type="float" office:value="105">
            <text:p>105</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19]+1" office:value-type="float" office:value="106">
            <text:p>106</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20]+1" office:value-type="float" office:value="107">
            <text:p>107</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21]+1" office:value-type="float" office:value="108">
            <text:p>108</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22]+1" office:value-type="float" office:value="109">
            <text:p>109</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23]+1" office:value-type="float" office:value="110">
            <text:p>110</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24]+1" office:value-type="float" office:value="111">
            <text:p>111</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25]+1" office:value-type="float" office:value="112">
            <text:p>112</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26]+1" office:value-type="float" office:value="113">
            <text:p>113</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27]+1" office:value-type="float" office:value="114">
            <text:p>114</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28]+1" office:value-type="float" office:value="115">
            <text:p>115</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29]+1" office:value-type="float" office:value="116">
            <text:p>116</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30]+1" office:value-type="float" office:value="117">
            <text:p>117</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31]+1" office:value-type="float" office:value="118">
            <text:p>118</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32]+1" office:value-type="float" office:value="119">
            <text:p>119</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33]+1" office:value-type="float" office:value="120">
            <text:p>120</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34]+1" office:value-type="float" office:value="121">
            <text:p>121</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table-cell table:style-name="ce45" table:formula="of:=[.A135]+1" office:value-type="float" office:value="122">
            <text:p>122</text:p>
          </table:table-cell>
          <table:table-cell table:style-name="ce55"/>
          <table:table-cell table:style-name="ce45"/>
          <table:table-cell table:style-name="ce45" table:content-validation-name="val1"/>
          <table:table-cell table:style-name="ce61"/>
          <table:table-cell table:style-name="ce45" table:content-validation-name="val2"/>
          <table:table-cell table:style-name="ce61" table:number-columns-repeated="2"/>
          <table:table-cell table:style-name="ce45"/>
          <table:table-cell table:style-name="ce55"/>
          <table:table-cell table:style-name="ce55" table:content-validation-name="val3"/>
          <table:table-cell table:style-name="ce61" table:number-columns-repeated="2"/>
          <table:table-cell table:number-columns-repeated="1010"/>
        </table:table-row>
        <table:table-row table:style-name="ro3" table:number-rows-repeated="1048439">
          <table:table-cell table:number-columns-repeated="1023"/>
        </table:table-row>
        <table:table-row table:style-name="ro3">
          <table:table-cell table:number-columns-repeated="1023"/>
        </table:table-row>
      </table:table>
      <table:named-expressions>
        <table:named-expression table:name="_0" table:base-cell-address="$GuideLine.$A$1" table:expression=""/>
        <table:named-expression table:name="_d" table:base-cell-address="$GuideLine.$A$1" table:expression=""/>
        <table:named-expression table:name="_e" table:base-cell-address="$GuideLine.$A$1" table:expression=""/>
        <table:named-expression table:name="_f" table:base-cell-address="$GuideLine.$A$1" table:expression=""/>
        <table:named-expression table:name="_g" table:base-cell-address="$GuideLine.$A$1" table:expression=""/>
        <table:named-expression table:name="_h" table:base-cell-address="$GuideLine.$A$1" table:expression=""/>
        <table:named-expression table:name="_i" table:base-cell-address="$GuideLine.$A$1" table:expression=""/>
        <table:named-expression table:name="_j" table:base-cell-address="$GuideLine.$A$1" table:expression=""/>
        <table:named-expression table:name="_k" table:base-cell-address="$GuideLine.$A$1" table:expression=""/>
        <table:named-expression table:name="_l" table:base-cell-address="$GuideLine.$A$1" table:expression=""/>
        <table:named-expression table:name="_m" table:base-cell-address="$GuideLine.$A$1" table:expression=""/>
        <table:named-expression table:name="_n" table:base-cell-address="$GuideLine.$A$1" table:expression=""/>
        <table:named-expression table:name="_o" table:base-cell-address="$GuideLine.$A$1" table:expression=""/>
        <table:named-expression table:name="_z" table:base-cell-address="$GuideLine.$A$1" table:expression=""/>
        <table:named-expression table:name="_1" table:base-cell-address="$GuideLine.$A$1" table:expression="NA()"/>
        <table:named-expression table:name="_1000A01" table:base-cell-address="$GuideLine.$A$1" table:expression="NA()"/>
        <table:named-expression table:name="_2" table:base-cell-address="$GuideLine.$A$1" table:expression="NA()"/>
        <table:named-expression table:name="_Fill" table:base-cell-address="$GuideLine.$A$1" table:expression="$#REF!.$B$775:$B$792"/>
        <table:named-range table:name="Excel_BuiltIn__FilterDatabase" table:base-cell-address="$GuideLine.$A$1" table:cell-range-address="$'Q&amp;A Management Table'.$A$13:.$M$35"/>
        <table:named-expression table:name="_Key1" table:base-cell-address="$GuideLine.$A$1" table:expression=""/>
        <table:named-expression table:name="_Key2" table:base-cell-address="$GuideLine.$A$1" table:expression=""/>
        <table:named-expression table:name="_Order1" table:base-cell-address="$GuideLine.$A$1" table:expression="255"/>
        <table:named-expression table:name="_Order2" table:base-cell-address="$GuideLine.$A$1" table:expression="255"/>
        <table:named-expression table:name="_Sort" table:base-cell-address="$GuideLine.$A$1" table:expression=""/>
        <table:named-expression table:name="A" table:base-cell-address="$GuideLine.$A$1" table:expression=""/>
        <table:named-expression table:name="A01_" table:base-cell-address="$GuideLine.$A$1" table:expression="NA()"/>
        <table:named-expression table:name="A01AC" table:base-cell-address="$GuideLine.$A$1" table:expression="NA()"/>
        <table:named-expression table:name="A01CAT" table:base-cell-address="$GuideLine.$A$1" table:expression="NA()"/>
        <table:named-expression table:name="A01CODE" table:base-cell-address="$GuideLine.$A$1" table:expression="NA()"/>
        <table:named-expression table:name="A01DATA" table:base-cell-address="$GuideLine.$A$1" table:expression="NA()"/>
        <table:named-expression table:name="A01MI" table:base-cell-address="$GuideLine.$A$1" table:expression="NA()"/>
        <table:named-expression table:name="A01TO" table:base-cell-address="$GuideLine.$A$1" table:expression="NA()"/>
        <table:named-expression table:name="A65700" table:base-cell-address="$GuideLine.$A$1" table:expression=""/>
        <table:named-expression table:name="A65800" table:base-cell-address="$GuideLine.$A$1" table:expression=""/>
        <table:named-expression table:name="A66000" table:base-cell-address="$GuideLine.$A$1" table:expression=""/>
        <table:named-expression table:name="A67000" table:base-cell-address="$GuideLine.$A$1" table:expression=""/>
        <table:named-expression table:name="A68000" table:base-cell-address="$GuideLine.$A$1" table:expression=""/>
        <table:named-expression table:name="A70000" table:base-cell-address="$GuideLine.$A$1" table:expression=""/>
        <table:named-expression table:name="A75000" table:base-cell-address="$GuideLine.$A$1" table:expression=""/>
        <table:named-expression table:name="A85000" table:base-cell-address="$GuideLine.$A$1" table:expression=""/>
        <table:named-expression table:name="AA" table:base-cell-address="$GuideLine.$A$1" table:expression="$#REF!.$A$1:$CB$43"/>
        <table:named-expression table:name="AAA" table:base-cell-address="$GuideLine.$A$1" table:expression=""/>
        <table:named-expression table:name="aaaa" table:base-cell-address="$GuideLine.$A$1" table:expression=""/>
        <table:named-expression table:name="All_Item" table:base-cell-address="$GuideLine.$A$1" table:expression="$#REF!.$B$16:$L$517"/>
        <table:named-expression table:name="ALPIN" table:base-cell-address="$GuideLine.$A$1" table:expression="NA()"/>
        <table:named-expression table:name="ALPJYOU" table:base-cell-address="$GuideLine.$A$1" table:expression="NA()"/>
        <table:named-expression table:name="ALPTOI" table:base-cell-address="$GuideLine.$A$1" table:expression="NA()"/>
        <table:named-expression table:name="B" table:base-cell-address="$GuideLine.$A$1" table:expression=""/>
        <table:named-expression table:name="BB" table:base-cell-address="$GuideLine.$A$1" table:expression="$#REF!.$CD$5:$DF$43"/>
        <table:named-expression table:name="BOQ" table:base-cell-address="$GuideLine.$A$1" table:expression="$#REF!.$A$14:$Q$343"/>
        <table:named-expression table:name="BVCISUMMARY" table:base-cell-address="$GuideLine.$A$1" table:expression="$#REF!.$B$3:$K$54"/>
        <table:named-expression table:name="CABLE2" table:base-cell-address="$GuideLine.$A$1" table:expression=""/>
        <table:named-expression table:name="Category_All" table:base-cell-address="$GuideLine.$A$1" table:expression="$#REF!.$B$521:$L$555"/>
        <table:named-expression table:name="CATIN" table:base-cell-address="$GuideLine.$A$1" table:expression="NA()"/>
        <table:named-expression table:name="CATJYOU" table:base-cell-address="$GuideLine.$A$1" table:expression="NA()"/>
        <table:named-expression table:name="CATREC" table:base-cell-address="$GuideLine.$A$1" table:expression="NA()"/>
        <table:named-expression table:name="CATSYU" table:base-cell-address="$GuideLine.$A$1" table:expression="NA()"/>
        <table:named-expression table:name="COAT" table:base-cell-address="$GuideLine.$A$1" table:expression=""/>
        <table:named-expression table:name="COMMON" table:base-cell-address="$GuideLine.$A$1" table:expression=""/>
        <table:named-expression table:name="CON_EQP_COS" table:base-cell-address="$GuideLine.$A$1" table:expression="$#REF!.$BX$69:$CE$112"/>
        <table:named-expression table:name="CON_EQP_COST" table:base-cell-address="$GuideLine.$A$1" table:expression="$#REF!.$AJ$6:$AQ$50"/>
        <table:named-expression table:name="CON1" table:base-cell-address="$GuideLine.$A$1" table:expression="$#REF!.$A$7:$K$322"/>
        <table:named-expression table:name="CON2" table:base-cell-address="$GuideLine.$A$1" table:expression="$#REF!.$A$325:$M$390"/>
        <table:named-expression table:name="CONST_EQ" table:base-cell-address="$GuideLine.$A$1" table:expression="$#REF!.$CD$5:$DF$43"/>
        <table:named-expression table:name="COVER" table:base-cell-address="$GuideLine.$A$1" table:expression="$#REF!.$B$3:$P$102"/>
        <table:named-expression table:name="Excel_BuiltIn_Criteria" table:base-cell-address="$GuideLine.$A$1" table:expression=""/>
        <table:named-expression table:name="CRITINST" table:base-cell-address="$GuideLine.$A$1" table:expression="$#REF!.$B$4:$B$5"/>
        <table:named-expression table:name="CRITPURC" table:base-cell-address="$GuideLine.$A$1" table:expression="$#REF!.$B$2:$B$3"/>
        <table:named-expression table:name="CS_10" table:base-cell-address="$GuideLine.$A$1" table:expression="$#REF!.$B$40:$C$51"/>
        <table:named-expression table:name="CS_100" table:base-cell-address="$GuideLine.$A$1" table:expression="$#REF!.$B$291:$C$299"/>
        <table:named-expression table:name="CS_10S" table:base-cell-address="$GuideLine.$A$1" table:expression="$#REF!.$B$52:$C$94"/>
        <table:named-expression table:name="CS_120" table:base-cell-address="$GuideLine.$A$1" table:expression="$#REF!.$B$300:$C$311"/>
        <table:named-expression table:name="CS_140" table:base-cell-address="$GuideLine.$A$1" table:expression="$#REF!.$B$312:$C$320"/>
        <table:named-expression table:name="CS_160" table:base-cell-address="$GuideLine.$A$1" table:expression="$#REF!.$B$321:$C$352"/>
        <table:named-expression table:name="CS_20" table:base-cell-address="$GuideLine.$A$1" table:expression="$#REF!.$B$95:$C$109"/>
        <table:named-expression table:name="CS_30" table:base-cell-address="$GuideLine.$A$1" table:expression="$#REF!.$B$110:$C$123"/>
        <table:named-expression table:name="CS_40" table:base-cell-address="$GuideLine.$A$1" table:expression="$#REF!.$B$124:$C$167"/>
        <table:named-expression table:name="CS_40S" table:base-cell-address="$GuideLine.$A$1" table:expression="$#REF!.$B$168:$C$203"/>
        <table:named-expression table:name="CS_5S" table:base-cell-address="$GuideLine.$A$1" table:expression="$#REF!.$B$8:$C$39"/>
        <table:named-expression table:name="CS_60" table:base-cell-address="$GuideLine.$A$1" table:expression="$#REF!.$B$204:$C$212"/>
        <table:named-expression table:name="CS_80" table:base-cell-address="$GuideLine.$A$1" table:expression="$#REF!.$B$213:$C$254"/>
        <table:named-expression table:name="CS_80S" table:base-cell-address="$GuideLine.$A$1" table:expression="$#REF!.$B$255:$C$290"/>
        <table:named-expression table:name="CS_STD" table:base-cell-address="$GuideLine.$A$1" table:expression="$#REF!.$B$353:$C$406"/>
        <table:named-expression table:name="CS_XS" table:base-cell-address="$GuideLine.$A$1" table:expression="$#REF!.$B$407:$C$460"/>
        <table:named-expression table:name="CS_XXS" table:base-cell-address="$GuideLine.$A$1" table:expression="$#REF!.$B$461:$C$487"/>
        <table:named-expression table:name="CURRENCY" table:base-cell-address="$GuideLine.$A$1" table:expression="$#REF!.$F$14:$G$28"/>
        <table:named-expression table:name="D_7101A_B" table:base-cell-address="$GuideLine.$A$1" table:expression="$#REF!.$C$7:$AB$154"/>
        <table:named-expression table:name="Excel_BuiltIn_Database" table:base-cell-address="$GuideLine.$A$1" table:expression="$#REF!.$#REF!$#REF!"/>
        <table:named-expression table:name="DataFilter" table:base-cell-address="$GuideLine.$A$1" table:expression="#name!DataFilter"/>
        <table:named-expression table:name="DataSort" table:base-cell-address="$GuideLine.$A$1" table:expression="#name!DataSort"/>
        <table:named-expression table:name="DSUMDATA" table:base-cell-address="$GuideLine.$A$1" table:expression="$#REF!.$A$1:$Q$337"/>
        <table:named-expression table:name="End_1" table:base-cell-address="$GuideLine.$A$1" table:expression="$#REF!.$L$9"/>
        <table:named-expression table:name="End_10" table:base-cell-address="$GuideLine.$A$1" table:expression="$#REF!.$S$#REF!"/>
        <table:named-expression table:name="End_11" table:base-cell-address="$GuideLine.$A$1" table:expression="$#REF!.$S$36"/>
        <table:named-expression table:name="End_12" table:base-cell-address="$GuideLine.$A$1" table:expression="$#REF!.$S$39"/>
        <table:named-expression table:name="End_13" table:base-cell-address="$GuideLine.$A$1" table:expression="$#REF!.$R$42"/>
        <table:named-expression table:name="End_2" table:base-cell-address="$GuideLine.$A$1" table:expression="$#REF!.$M$12"/>
        <table:named-expression table:name="End_3" table:base-cell-address="$GuideLine.$A$1" table:expression="$#REF!.$N$15"/>
        <table:named-expression table:name="End_4" table:base-cell-address="$GuideLine.$A$1" table:expression="$#REF!.$N$18"/>
        <table:named-expression table:name="End_5" table:base-cell-address="$GuideLine.$A$1" table:expression="$#REF!.$N$21"/>
        <table:named-expression table:name="End_6" table:base-cell-address="$GuideLine.$A$1" table:expression="$#REF!.$O$24"/>
        <table:named-expression table:name="End_7" table:base-cell-address="$GuideLine.$A$1" table:expression="$#REF!.$P$27"/>
        <table:named-expression table:name="End_8" table:base-cell-address="$GuideLine.$A$1" table:expression="$#REF!.$N$29"/>
        <table:named-expression table:name="End_9" table:base-cell-address="$GuideLine.$A$1" table:expression="$#REF!.$M$31"/>
        <table:named-expression table:name="Excel_BuiltIn_Extract" table:base-cell-address="$GuideLine.$A$1" table:expression=""/>
        <table:named-expression table:name="f" table:base-cell-address="$GuideLine.$A$1" table:expression="{&quot;'Sheet1'!$L$16&quot;}"/>
        <table:named-expression table:name="FACTOR" table:base-cell-address="$GuideLine.$A$1" table:expression="$#REF!.$AM$9:$AM$1007"/>
        <table:named-expression table:name="ｆｆｆ" table:base-cell-address="$GuideLine.$A$1" table:expression="{&quot;'Sheet1'!$L$16&quot;}"/>
        <table:named-expression table:name="FP" table:base-cell-address="$GuideLine.$A$1" table:expression=""/>
        <table:named-expression table:name="GoBack" table:base-cell-address="$GuideLine.$A$1" table:expression="#name!GoBack"/>
        <table:named-expression table:name="GPT_GROUNDING_PT" table:base-cell-address="$GuideLine.$A$1" table:expression=""/>
        <table:named-expression table:name="HOME_MANP" table:base-cell-address="$GuideLine.$A$1" table:expression=""/>
        <table:named-expression table:name="HOMEOFFICE_COST" table:base-cell-address="$GuideLine.$A$1" table:expression=""/>
        <table:named-expression table:name="HTML_CodePage" table:base-cell-address="$GuideLine.$A$1" table:expression="950"/>
        <table:named-expression table:name="HTML_Control" table:base-cell-address="$GuideLine.$A$1" table:expression="{&quot;'Sheet1'!$L$16&quot;}"/>
        <table:named-expression table:name="HTML_Description" table:base-cell-address="$GuideLine.$A$1" table:expression="&quot;&quot;"/>
        <table:named-expression table:name="HTML_Email" table:base-cell-address="$GuideLine.$A$1" table:expression="&quot;&quot;"/>
        <table:named-expression table:name="HTML_Header" table:base-cell-address="$GuideLine.$A$1" table:expression="&quot;Sheet1&quot;"/>
        <table:named-expression table:name="HTML_LastUpdate" table:base-cell-address="$GuideLine.$A$1" table:expression="&quot;2000/9/14&quot;"/>
        <table:named-expression table:name="HTML_LineAfter" table:base-cell-address="$GuideLine.$A$1" table:expression="FALSE()"/>
        <table:named-expression table:name="HTML_LineBefore" table:base-cell-address="$GuideLine.$A$1" table:expression="FALSE()"/>
        <table:named-expression table:name="HTML_Name" table:base-cell-address="$GuideLine.$A$1" table:expression="&quot;J.C.WONG&quot;"/>
        <table:named-expression table:name="HTML_OBDlg2" table:base-cell-address="$GuideLine.$A$1" table:expression="TRUE()"/>
        <table:named-expression table:name="HTML_OBDlg4" table:base-cell-address="$GuideLine.$A$1" table:expression="TRUE()"/>
        <table:named-expression table:name="HTML_OS" table:base-cell-address="$GuideLine.$A$1" table:expression="0"/>
        <table:named-expression table:name="HTML_PathFile" table:base-cell-address="$GuideLine.$A$1" table:expression="&quot;C:\2689\Q\??\00q3961????PTA3??\MyHTML.htm&quot;"/>
        <table:named-expression table:name="HTML_Title" table:base-cell-address="$GuideLine.$A$1" table:expression="&quot;00Q3961-SUM&quot;"/>
        <table:named-expression table:name="IDLAB_COST" table:base-cell-address="$GuideLine.$A$1" table:expression="$#REF!.$AL$8:$BW$64"/>
        <table:named-expression table:name="IND_LAB" table:base-cell-address="$GuideLine.$A$1" table:expression="$#REF!.$A$14:$CB$113"/>
        <table:named-expression table:name="INDMANP" table:base-cell-address="$GuideLine.$A$1" table:expression="$#REF!.$A$3:$AH$59"/>
        <table:named-expression table:name="IO" table:base-cell-address="$GuideLine.$A$1" table:expression=""/>
        <table:named-expression table:name="MAJ_CON_EQP" table:base-cell-address="$GuideLine.$A$1" table:expression="$#REF!.$A$67:$AH$123"/>
        <table:named-expression table:name="MAT" table:base-cell-address="$GuideLine.$A$1" table:expression=""/>
        <table:named-expression table:name="MF" table:base-cell-address="$GuideLine.$A$1" table:expression=""/>
        <table:named-expression table:name="MG_A" table:base-cell-address="$GuideLine.$A$1" table:expression="$#REF!.$N$259"/>
        <table:named-expression table:name="NET" table:base-cell-address="$GuideLine.$A$1" table:expression="$#REF!.$C$1:$O$65"/>
        <table:named-expression table:name="NET_1" table:base-cell-address="$GuideLine.$A$1" table:expression=""/>
        <table:named-expression table:name="NET_ANA" table:base-cell-address="$GuideLine.$A$1" table:expression="$#REF!.$C$1:$W$65"/>
        <table:named-expression table:name="NET_ANA_1" table:base-cell-address="$GuideLine.$A$1" table:expression=""/>
        <table:named-expression table:name="NET_ANA_2" table:base-cell-address="$GuideLine.$A$1" table:expression=""/>
        <table:named-expression table:name="NET2" table:base-cell-address="$GuideLine.$A$1" table:expression=""/>
        <table:named-expression table:name="OTHER_PANEL" table:base-cell-address="$GuideLine.$A$1" table:expression=""/>
        <table:named-expression table:name="P" table:base-cell-address="$GuideLine.$A$1" table:expression=""/>
        <table:named-expression table:name="PEJM" table:base-cell-address="$GuideLine.$A$1" table:expression=""/>
        <table:named-expression table:name="PF" table:base-cell-address="$GuideLine.$A$1" table:expression=""/>
        <table:named-expression table:name="PL_???___P.B.___REST_P.B._????" table:base-cell-address="$GuideLine.$A$1" table:expression=""/>
        <table:named-expression table:name="PM" table:base-cell-address="$GuideLine.$A$1" table:expression=""/>
        <table:named-expression table:name="PRICE" table:base-cell-address="$GuideLine.$A$1" table:expression="$#REF!.$C$7:$S$151"/>
        <table:named-expression table:name="PRICE1" table:base-cell-address="$GuideLine.$A$1" table:expression="$#REF!.$D$9:$N$392"/>
        <table:named-expression table:name="Excel_BuiltIn_Print_Area" table:base-cell-address="$GuideLine.$A$1" table:expression=""/>
        <table:named-expression table:name="Print_Area_MI" table:base-cell-address="$GuideLine.$A$1" table:expression=""/>
        <table:named-range table:name="Excel_BuiltIn_Print_Titles" table:base-cell-address="$GuideLine.$A$1" table:cell-range-address="$'Q&amp;A Management Table'.$A$13:.$AMF$13" table:range-usable-as="repeat-column repeat-row"/>
        <table:named-expression table:name="Excel_BuiltIn_Print_Titles 1" table:base-cell-address="$GuideLine.$A$1" table:expression=""/>
        <table:named-expression table:name="Print_Titles_MI" table:base-cell-address="$GuideLine.$A$1" table:expression="$#REF!.$A$1:$AMG$13"/>
        <table:named-expression table:name="PRINTA" table:base-cell-address="$GuideLine.$A$1" table:expression=""/>
        <table:named-expression table:name="PRINTB" table:base-cell-address="$GuideLine.$A$1" table:expression=""/>
        <table:named-expression table:name="PRINTC" table:base-cell-address="$GuideLine.$A$1" table:expression=""/>
        <table:named-expression table:name="PROPOSAL" table:base-cell-address="$GuideLine.$A$1" table:expression="$#REF!.$A$1:$N$27"/>
        <table:named-expression table:name="R_11" table:base-cell-address="$GuideLine.$A$1" table:expression=""/>
        <table:named-expression table:name="R_12" table:base-cell-address="$GuideLine.$A$1" table:expression=""/>
        <table:named-expression table:name="R_13" table:base-cell-address="$GuideLine.$A$1" table:expression=""/>
        <table:named-expression table:name="R_14" table:base-cell-address="$GuideLine.$A$1" table:expression=""/>
        <table:named-expression table:name="R_15" table:base-cell-address="$GuideLine.$A$1" table:expression=""/>
        <table:named-expression table:name="R_21" table:base-cell-address="$GuideLine.$A$1" table:expression=""/>
        <table:named-expression table:name="R_22" table:base-cell-address="$GuideLine.$A$1" table:expression=""/>
        <table:named-expression table:name="R_23" table:base-cell-address="$GuideLine.$A$1" table:expression=""/>
        <table:named-expression table:name="R_24" table:base-cell-address="$GuideLine.$A$1" table:expression=""/>
        <table:named-expression table:name="R_31" table:base-cell-address="$GuideLine.$A$1" table:expression=""/>
        <table:named-expression table:name="R_32" table:base-cell-address="$GuideLine.$A$1" table:expression=""/>
        <table:named-expression table:name="R_33" table:base-cell-address="$GuideLine.$A$1" table:expression=""/>
        <table:named-expression table:name="R_34" table:base-cell-address="$GuideLine.$A$1" table:expression=""/>
        <table:named-expression table:name="R_35" table:base-cell-address="$GuideLine.$A$1" table:expression=""/>
        <table:named-expression table:name="R_41" table:base-cell-address="$GuideLine.$A$1" table:expression=""/>
        <table:named-expression table:name="R_42" table:base-cell-address="$GuideLine.$A$1" table:expression=""/>
        <table:named-expression table:name="R_43" table:base-cell-address="$GuideLine.$A$1" table:expression=""/>
        <table:named-expression table:name="R_44" table:base-cell-address="$GuideLine.$A$1" table:expression=""/>
        <table:named-expression table:name="R_45" table:base-cell-address="$GuideLine.$A$1" table:expression=""/>
        <table:named-expression table:name="R_46" table:base-cell-address="$GuideLine.$A$1" table:expression=""/>
        <table:named-expression table:name="R_51" table:base-cell-address="$GuideLine.$A$1" table:expression=""/>
        <table:named-expression table:name="R_52" table:base-cell-address="$GuideLine.$A$1" table:expression=""/>
        <table:named-expression table:name="R_53" table:base-cell-address="$GuideLine.$A$1" table:expression=""/>
        <table:named-expression table:name="R_54" table:base-cell-address="$GuideLine.$A$1" table:expression=""/>
        <table:named-expression table:name="R_61" table:base-cell-address="$GuideLine.$A$1" table:expression=""/>
        <table:named-expression table:name="R_62" table:base-cell-address="$GuideLine.$A$1" table:expression=""/>
        <table:named-expression table:name="R_63" table:base-cell-address="$GuideLine.$A$1" table:expression=""/>
        <table:named-expression table:name="R_71" table:base-cell-address="$GuideLine.$A$1" table:expression=""/>
        <table:named-expression table:name="R_72" table:base-cell-address="$GuideLine.$A$1" table:expression=""/>
        <table:named-expression table:name="R_73" table:base-cell-address="$GuideLine.$A$1" table:expression=""/>
        <table:named-expression table:name="R_74" table:base-cell-address="$GuideLine.$A$1" table:expression=""/>
        <table:named-expression table:name="R_75" table:base-cell-address="$GuideLine.$A$1" table:expression=""/>
        <table:named-expression table:name="R_81" table:base-cell-address="$GuideLine.$A$1" table:expression=""/>
        <table:named-expression table:name="R_82" table:base-cell-address="$GuideLine.$A$1" table:expression=""/>
        <table:named-expression table:name="R_83" table:base-cell-address="$GuideLine.$A$1" table:expression=""/>
        <table:named-expression table:name="R_84" table:base-cell-address="$GuideLine.$A$1" table:expression=""/>
        <table:named-expression table:name="RECOUT" table:base-cell-address="$GuideLine.$A$1" table:expression="NA()"/>
        <table:named-expression table:name="RFP003A" table:base-cell-address="$GuideLine.$A$1" table:expression="$#REF!.$A$8:$P$228"/>
        <table:named-expression table:name="RFP003B" table:base-cell-address="$GuideLine.$A$1" table:expression="$#REF!.$A$8:$P$286"/>
        <table:named-expression table:name="RFP003C" table:base-cell-address="$GuideLine.$A$1" table:expression="$#REF!.$A$8:$P$278"/>
        <table:named-expression table:name="RFP003D" table:base-cell-address="$GuideLine.$A$1" table:expression="$#REF!.$A$8:$P$216"/>
        <table:named-expression table:name="RFP003E" table:base-cell-address="$GuideLine.$A$1" table:expression="$#REF!.$A$8:$P$145"/>
        <table:named-expression table:name="RFP003F" table:base-cell-address="$GuideLine.$A$1" table:expression="$#REF!.$A$8:$P$162"/>
        <table:named-expression table:name="RT" table:base-cell-address="$GuideLine.$A$1" table:expression=""/>
        <table:named-expression table:name="s" table:base-cell-address="$GuideLine.$A$1" table:expression="{&quot;'Sheet1'!$L$16&quot;}"/>
        <table:named-expression table:name="SB" table:base-cell-address="$GuideLine.$A$1" table:expression=""/>
        <table:named-expression table:name="SCH" table:base-cell-address="$GuideLine.$A$1" table:expression="$#REF!.$B$3:$D$1007"/>
        <table:named-expression table:name="SIZE" table:base-cell-address="$GuideLine.$A$1" table:expression="$#REF!.$B$1:$B$1048573"/>
        <table:named-expression table:name="SORT" table:base-cell-address="$GuideLine.$A$1" table:expression="$#REF!.$A$6:$AMG$41"/>
        <table:named-expression table:name="SORT_AREA" table:base-cell-address="$GuideLine.$A$1" table:expression=""/>
        <table:named-expression table:name="SP" table:base-cell-address="$GuideLine.$A$1" table:expression=""/>
        <table:named-expression table:name="SPEC" table:base-cell-address="$GuideLine.$A$1" table:expression="$#REF!.$E$76"/>
        <table:named-expression table:name="SPECSUMMARY" table:base-cell-address="$GuideLine.$A$1" table:expression="$#REF!.$D$18:$L$302"/>
        <table:named-expression table:name="Start_1" table:base-cell-address="$GuideLine.$A$1" table:expression="$#REF!.$F$9"/>
        <table:named-expression table:name="Start_10" table:base-cell-address="$GuideLine.$A$1" table:expression="$#REF!.$I$#REF!"/>
        <table:named-expression table:name="Start_11" table:base-cell-address="$GuideLine.$A$1" table:expression="$#REF!.$#REF!$36"/>
        <table:named-expression table:name="Start_12" table:base-cell-address="$GuideLine.$A$1" table:expression="$#REF!.$G$39"/>
        <table:named-expression table:name="Start_13" table:base-cell-address="$GuideLine.$A$1" table:expression="$#REF!.$I$42"/>
        <table:named-expression table:name="Start_2" table:base-cell-address="$GuideLine.$A$1" table:expression="$#REF!.$I$12"/>
        <table:named-expression table:name="Start_3" table:base-cell-address="$GuideLine.$A$1" table:expression="$#REF!.$G$15"/>
        <table:named-expression table:name="Start_4" table:base-cell-address="$GuideLine.$A$1" table:expression="$#REF!.$#REF!$18"/>
        <table:named-expression table:name="Start_5" table:base-cell-address="$GuideLine.$A$1" table:expression="$#REF!.$H$21"/>
        <table:named-expression table:name="Start_6" table:base-cell-address="$GuideLine.$A$1" table:expression="$#REF!.$J$24"/>
        <table:named-expression table:name="Start_7" table:base-cell-address="$GuideLine.$A$1" table:expression="$#REF!.$J$27"/>
        <table:named-expression table:name="Start_8" table:base-cell-address="$GuideLine.$A$1" table:expression="$#REF!.$F$29"/>
        <table:named-expression table:name="Start_9" table:base-cell-address="$GuideLine.$A$1" table:expression="$#REF!.$I$31"/>
        <table:named-expression table:name="SUMMARY" table:base-cell-address="$GuideLine.$A$1" table:expression=""/>
        <table:named-expression table:name="THI" table:base-cell-address="$GuideLine.$A$1" table:expression=""/>
        <table:named-expression table:name="THK" table:base-cell-address="$GuideLine.$A$1" table:expression=""/>
        <table:named-expression table:name="TITAN" table:base-cell-address="$GuideLine.$A$1" table:expression=""/>
        <table:named-expression table:name="TPLRP" table:base-cell-address="$GuideLine.$A$1" table:expression="$#REF!.$C$7:$BJ$157"/>
        <table:named-expression table:name="TRADE2" table:base-cell-address="$GuideLine.$A$1" table:expression="$#REF!.$F$34:$G$35"/>
        <table:named-expression table:name="TRANSFORMER" table:base-cell-address="$GuideLine.$A$1" table:expression=""/>
        <table:named-expression table:name="VARIINST" table:base-cell-address="$GuideLine.$A$1" table:expression="$#REF!.$B$5"/>
        <table:named-expression table:name="VARIPURC" table:base-cell-address="$GuideLine.$A$1" table:expression="$#REF!.$B$3"/>
        <table:named-expression table:name="W" table:base-cell-address="$GuideLine.$A$1" table:expression="$#REF!.$H$8"/>
        <table:named-expression table:name="wrn.HCDN_全印刷." table:base-cell-address="$GuideLine.$A$1" table:expression="{&quot;HCDN_注釈以外&quot;;#n/A;FALSE;&quot;10.0対応&quot;|&quot;HCDN_注釈&quot;;#n/A;FALSE;&quot;10.0対応&quot;|&quot;HCDN_注釈以外&quot;;#n/A;FALSE;&quot;9.0対応&quot;|&quot;HCDN_注釈&quot;;#n/A;FALSE;&quot;9.0対応&quot;|#n/A;#n/A;FALSE;&quot;ﾏﾆｭｱﾙ一覧&quot;|#n/A;#n/A;FALSE;&quot;ﾏﾆｭｱﾙ一覧 (2)&quot;}"/>
        <table:named-expression table:name="wrn.構成ｶﾞｲﾄﾞ_全印刷." table:base-cell-address="$GuideLine.$A$1" table:expression="{&quot;構成ｶﾞｲﾄﾞ_注釈以外&quot;;#n/A;FALSE;&quot;10.0対応&quot;|&quot;構成ｶﾞｲﾄﾞ_注釈&quot;;#n/A;FALSE;&quot;10.0対応&quot;|&quot;構成ｶﾞｲﾄﾞ_注釈以外&quot;;#n/A;FALSE;&quot;9.0対応&quot;|&quot;構成ｶﾞｲﾄﾞ_注釈&quot;;#n/A;FALSE;&quot;9.0対応&quot;|#n/A;#n/A;FALSE;&quot;マニュアル一覧表について&quot;|#n/A;#n/A;FALSE;&quot;ﾏﾆｭｱﾙ一覧&quot;|#n/A;#n/A;FALSE;&quot;ﾏﾆｭｱﾙ一覧 (2)&quot;|#n/A;#n/A;FALSE;&quot;ﾏﾆｭｱﾙ一覧 (3)&quot;}"/>
        <table:named-expression table:name="X" table:base-cell-address="$GuideLine.$A$1" table:expression="$#REF!.$H$7"/>
        <table:named-expression table:name="YAJI_MT_登録仕訳" table:base-cell-address="$GuideLine.$A$1" table:expression=""/>
        <table:named-expression table:name="Z_41442F1C_71A4_447E_AF0E_8FB51FC7D99F_.wvu.Cols" table:base-cell-address="$GuideLine.$A$1" table:expression=";;;"/>
        <table:named-expression table:name="Z_41442F1C_71A4_447E_AF0E_8FB51FC7D99F_.wvu.PrintArea" table:base-cell-address="$GuideLine.$A$1" table:expression=""/>
        <table:named-expression table:name="Z_95018DD7_A252_45F5_975C_C5433E2F88AC_.wvu.Cols" table:base-cell-address="$GuideLine.$A$1" table:expression=";"/>
        <table:named-expression table:name="Z_95018DD7_A252_45F5_975C_C5433E2F88AC_.wvu.PrintArea" table:base-cell-address="$GuideLine.$A$1" table:expression=""/>
        <table:named-expression table:name="Z_D062575E_61A0_4998_AF07_E741A5E67EFF_.wvu.Cols" table:base-cell-address="$GuideLine.$A$1" table:expression=""/>
        <table:named-expression table:name="Z_D062575E_61A0_4998_AF07_E741A5E67EFF_.wvu.PrintArea" table:base-cell-address="$GuideLine.$A$1" table:expression=""/>
        <table:named-expression table:name="ZYX" table:base-cell-address="$GuideLine.$A$1" table:expression="$#REF!.$A$1:$AMG$6097"/>
        <table:named-expression table:name="ZZZ" table:base-cell-address="$GuideLine.$A$1" table:expression="$#REF!.$A$1:$R$49"/>
        <table:named-expression table:name="あｂｃ" table:base-cell-address="$GuideLine.$A$1" table:expression=""/>
        <table:named-expression table:name="ああ" table:base-cell-address="$GuideLine.$A$1" table:expression=""/>
        <table:named-expression table:name="フォーム共通定義__画面ＩＤ_入力セルの位置_列" table:base-cell-address="$GuideLine.$A$1" table:expression="$#REF!.$E$458"/>
        <table:named-expression table:name="フォーム共通定義__画面ＩＤ_入力セルの位置_行" table:base-cell-address="$GuideLine.$A$1" table:expression="$#REF!.$E$457"/>
        <table:named-expression table:name="画面イベント定義__画面ＩＤ_入力セルの位置_列" table:base-cell-address="$GuideLine.$A$1" table:expression="$#REF!.$E$130"/>
        <table:named-expression table:name="画面イベント定義__画面ＩＤ_入力セルの位置_行" table:base-cell-address="$GuideLine.$A$1" table:expression="$#REF!.$E$129"/>
        <table:named-expression table:name="Excel_BuiltIn_Print_Area 1" table:base-cell-address="$GuideLine.$A$1" table:expression=""/>
      </table:named-expressions>
      <table:database-ranges>
        <table:database-range table:name="Status" table:target-range-address="'Q&amp;A Management Table'.K4:'Q&amp;A Management Table'.K7"/>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S UI Gothic" svg:font-family="'MS UI Gothic'" style:font-family-generic="modern"/>
    <style:font-face style:name="細明朝体" svg:font-family="細明朝体" style:font-family-generic="modern"/>
    <style:font-face style:name="ＭＳ Ｐゴシック" svg:font-family="'ＭＳ Ｐゴシック'" style:font-family-generic="modern"/>
    <style:font-face style:name="Cambria" svg:font-family="Cambria" style:font-family-generic="roman"/>
    <style:font-face style:name="明朝" svg:font-family="明朝" style:font-family-generic="roman"/>
    <style:font-face style:name="ＭＳ 明朝" svg:font-family="'ＭＳ 明朝'" style:font-family-generic="roman"/>
    <style:font-face style:name="ＭＳ Ｐ明朝" svg:font-family="'ＭＳ Ｐ明朝'" style:font-family-generic="roman"/>
    <style:font-face style:name="Arial1" svg:font-family="Arial" style:font-family-generic="swiss"/>
    <style:font-face style:name="Calibri" svg:font-family="Calibri" style:font-family-generic="swiss"/>
    <style:font-face style:name="Helv" svg:font-family="Helv" style:font-family-generic="swiss"/>
    <style:font-face style:name="Tahoma2" svg:font-family="Tahoma" style:font-family-generic="swis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number-style>
    <number:number-style style:name="N118P1" style:volatile="true">
      <number:text>-</number:text>
      <number:number number:decimal-places="0" number:min-integer-digits="1" number:grouping="true"/>
    </number:number-style>
    <number:number-style style:name="N118">
      <number:text>-</number:text>
      <style:map style:condition="value()&gt;0" style:apply-style-name="N118P0"/>
      <style:map style:condition="value()&lt;0" style:apply-style-name="N118P1"/>
    </number:number-style>
    <number:number-style style:name="N120P0" style:volatile="true">
      <number:number number:decimal-places="0" number:min-integer-digits="1" number:grouping="true"/>
      <number:text> $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text>$</number:text>
      <number:number number:decimal-places="0" number:min-integer-digits="3">
        <number:embedded-text number:position="2">.</number:embedded-text>
      </number:number>
      <number:text> </number:text>
    </number:number-style>
    <number:number-style style:name="N122">
      <style:text-properties fo:color="#ff0000"/>
      <number:text>($</number:text>
      <number:number number:decimal-places="0" number:min-integer-digits="3">
        <number:embedded-text number:position="2">.</number:embedded-text>
      </number:number>
      <number:text>)</number:text>
      <style:map style:condition="value()&gt;=0" style:apply-style-name="N122P0"/>
    </number:number-style>
    <number:number-style style:name="N124P0" style:volatile="true">
      <number:number number:decimal-places="0" number:min-integer-digits="1" number:grouping="true"/>
      <number:text>-</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6P0" style:volatile="true">
      <number:text>¥</number:text>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
      <number:number number:decimal-places="0" number:min-integer-digits="1" number:grouping="true"/>
      <number:text> </number:text>
    </number:number-style>
    <number:number-style style:name="N129P0" style:volatile="true">
      <number:text>¥</number:text>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5117P0" style:volatile="true" number:language="en" number:country="US">
      <number:number number:decimal-places="0" number:min-integer-digits="1" number:grouping="true"/>
      <number:text> </number:text>
    </number:number-style>
    <number:number-style style:name="N5117" number:language="en" number:country="US">
      <style:text-properties fo:color="#ff0000"/>
      <number:text>(</number:text>
      <number:number number:decimal-places="0" number:min-integer-digits="1" number:grouping="true"/>
      <number:text>)</number:text>
      <style:map style:condition="value()&gt;=0" style:apply-style-name="N5117P0"/>
    </number:number-style>
    <number:number-style style:name="N5119P0" style:volatile="true" number:language="en" number:country="US">
      <number:number number:decimal-places="2" number:min-integer-digits="1" number:grouping="true"/>
      <number:text> </number:text>
    </number:number-style>
    <number:number-style style:name="N5119" number:language="en" number:country="US">
      <style:text-properties fo:color="#ff0000"/>
      <number:text>(</number:text>
      <number:number number:decimal-places="2" number:min-integer-digits="1" number:grouping="true"/>
      <number:text>)</number:text>
      <style:map style:condition="value()&gt;=0" style:apply-style-name="N5119P0"/>
    </number:number-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8P0" style:volatile="true">
      <number:number number:decimal-places="0" number:min-integer-digits="1" number:grouping="true"/>
      <number:text> </number:text>
    </number:number-style>
    <number:number-style style:name="N138P1" style:volatile="true">
      <number:text> (</number:text>
      <number:number number:decimal-places="0" number:min-integer-digits="1" number:grouping="true"/>
      <number:text>)</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0" number:min-integer-digits="1" number:grouping="true"/>
      <number:text> </number:text>
    </number:number-style>
    <number:number-style style:name="N142P1" style:volatile="true">
      <number:text> $(</number:text>
      <number:number number:decimal-places="0" number:min-integer-digits="1" number:grouping="true"/>
      <number:text>)</number:text>
    </number:number-style>
    <number:number-style style:name="N142P2" style:volatile="true">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number:min-integer-digits="1" number:grouping="true"/>
      <number:text> </number:text>
    </number:number-style>
    <number:number-style style:name="N146P1" style:volatile="true">
      <number:text> (</number:text>
      <number:number number:decimal-places="2" number:min-integer-digits="1" number:grouping="true"/>
      <number:text>)</number:text>
    </number:number-style>
    <number:number-style style:name="N146P2" style:volatile="true">
      <number:text> -</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number number:decimal-places="2" number:min-integer-digits="1" number:grouping="true"/>
      <number:text> </number:text>
    </number:number-style>
    <number:number-style style:name="N150P1" style:volatile="true">
      <number:text> $(</number:text>
      <number:number number:decimal-places="2" number:min-integer-digits="1" number:grouping="true"/>
      <number:text>)</number:text>
    </number:number-style>
    <number:number-style style:name="N150P2" style:volatile="true">
      <number:text> $-</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number:min-integer-digits="3" number:min-exponent-digits="1"/>
    </number:number-style>
    <number:number-style style:name="N156P0" style:volatile="true">
      <number:text>\</number:text>
      <number:number number:decimal-places="0" number:min-integer-digits="1" number:grouping="true"/>
    </number:number-style>
    <number:number-style style:name="N156">
      <number:text>\-</number:text>
      <number:number number:decimal-places="0" number:min-integer-digits="1" number:grouping="true"/>
      <style:map style:condition="value()&gt;=0" style:apply-style-name="N156P0"/>
    </number:number-style>
    <number:number-style style:name="N157P0" style:volatile="true">
      <number:text>\</number:text>
      <number:number number:decimal-places="0" number:min-integer-digits="1" number:grouping="true"/>
    </number:number-style>
    <number:number-style style:name="N157">
      <style:text-properties fo:color="#ff0000"/>
      <number:text>\-</number:text>
      <number:number number:decimal-places="0" number:min-integer-digits="1" number:grouping="true"/>
      <style:map style:condition="value()&gt;=0" style:apply-style-name="N157P0"/>
    </number:number-style>
    <number:number-style style:name="N159P0" style:volatile="true">
      <number:text>\</number:text>
      <number:number number:decimal-places="2" number:min-integer-digits="1" number:grouping="true"/>
    </number:number-style>
    <number:number-style style:name="N159">
      <number:text>\-</number:text>
      <number:number number:decimal-places="2" number:min-integer-digits="1" number:grouping="true"/>
      <style:map style:condition="value()&gt;=0" style:apply-style-name="N159P0"/>
    </number:number-style>
    <number:number-style style:name="N160P0" style:volatile="true">
      <number:text>\</number:text>
      <number:number number:decimal-places="2" number:min-integer-digits="1" number:grouping="true"/>
    </number:number-style>
    <number:number-style style:name="N160">
      <style:text-properties fo:color="#ff0000"/>
      <number:text>\-</number:text>
      <number:number number:decimal-places="2" number:min-integer-digits="1" number:grouping="true"/>
      <style:map style:condition="value()&gt;=0" style:apply-style-name="N160P0"/>
    </number:number-style>
    <number:number-style style:name="N164P0" style:volatile="true">
      <number:text> \</number:text>
      <number:number number:decimal-places="0" number:min-integer-digits="1" number:grouping="true"/>
      <number:text> </number:text>
    </number:number-style>
    <number:number-style style:name="N164P1" style:volatile="true">
      <number:text> \-</number:text>
      <number:number number:decimal-places="0" number:min-integer-digits="1" number:grouping="true"/>
      <number:text> </number:text>
    </number:number-style>
    <number:number-style style:name="N164P2" style:volatile="true">
      <number:text>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0" number:min-integer-digits="1" number:grouping="true"/>
      <number:text> </number:text>
    </number:number-style>
    <number:number-style style:name="N166P1" style:volatile="true">
      <number:text> -</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 \-</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number number:decimal-places="2" number:min-integer-digits="1" number:grouping="true"/>
      <number:text> </number:text>
    </number:number-style>
    <number:number-style style:name="N172P1" style:volatile="true">
      <number:text> -</number:text>
      <number:number number:decimal-places="2" number:min-integer-digits="1" number:grouping="true"/>
      <number:text> </number:text>
    </number:number-style>
    <number:number-style style:name="N172P2" style:volatile="true">
      <number:text> -</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3P0" style:volatile="true">
      <number:text>\</number:text>
      <number:number number:decimal-places="0" number:min-integer-digits="1" number:grouping="true"/>
    </number:number-style>
    <number:number-style style:name="N173">
      <number:text>-\</number:text>
      <number:number number:decimal-places="0" number:min-integer-digits="1" number:grouping="true"/>
      <style:map style:condition="value()&gt;=0" style:apply-style-name="N173P0"/>
    </number:number-style>
    <number:number-style style:name="N174P0" style:volatile="true">
      <number:text>\</number:text>
      <number:number number:decimal-places="0" number:min-integer-digits="1" number:grouping="true"/>
    </number:number-style>
    <number:number-style style:name="N174">
      <style:text-properties fo:color="#ff0000"/>
      <number:text>-\</number:text>
      <number:number number:decimal-places="0" number:min-integer-digits="1" number:grouping="true"/>
      <style:map style:condition="value()&gt;=0" style:apply-style-name="N174P0"/>
    </number:number-style>
    <number:number-style style:name="N175P0" style:volatile="true">
      <number:text>\</number:text>
      <number:number number:decimal-places="2" number:min-integer-digits="1" number:grouping="true"/>
    </number:number-style>
    <number:number-style style:name="N175">
      <number:text>-\</number:text>
      <number:number number:decimal-places="2" number:min-integer-digits="1" number:grouping="true"/>
      <style:map style:condition="value()&gt;=0" style:apply-style-name="N175P0"/>
    </number:number-style>
    <number:number-style style:name="N176P0" style:volatile="true">
      <number:text>\</number:text>
      <number:number number:decimal-places="2" number:min-integer-digits="1" number:grouping="true"/>
    </number:number-style>
    <number:number-style style:name="N176">
      <style:text-properties fo:color="#ff0000"/>
      <number:text>-\</number:text>
      <number:number number:decimal-places="2" number:min-integer-digits="1" number:grouping="true"/>
      <style:map style:condition="value()&gt;=0" style:apply-style-name="N176P0"/>
    </number:number-style>
    <number:number-style style:name="N178P0" style:volatile="true">
      <number:text> \</number:text>
      <number:number number:decimal-places="0" number:min-integer-digits="1" number:grouping="true"/>
      <number:text> </number:text>
    </number:number-style>
    <number:number-style style:name="N178P1" style:volatile="true">
      <number:text>-\</number:text>
      <number:number number:decimal-places="0" number:min-integer-digits="1" number:grouping="true"/>
      <number:text> </number:text>
    </number:number-style>
    <number:number-style style:name="N178P2" style:volatile="true">
      <number:text> \-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number number:decimal-places="0" number:min-integer-digits="1" number:grouping="true"/>
      <number:text> </number:text>
    </number:number-style>
    <number:number-style style:name="N180P1" style:volatile="true">
      <number:text>-</number:text>
      <number:number number: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2" number:min-integer-digits="1" number:grouping="true"/>
      <number:text> </number:text>
    </number:number-style>
    <number:number-style style:name="N182P1" style:volatile="true">
      <number:text>-\</number:text>
      <number:number number:decimal-places="2" number:min-integer-digits="1" number:grouping="true"/>
      <number:text> </number:text>
    </number:number-style>
    <number:number-style style:name="N182P2" style:volatile="true">
      <number:text> \-</number:text>
      <number:number number:decimal-places="0" number:min-integer-digits="0"/>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number number:decimal-places="2" number:min-integer-digits="1" number:grouping="true"/>
      <number:text> </number:text>
    </number:number-style>
    <number:number-style style:name="N184P1" style:volatile="true">
      <number:text>-</number:text>
      <number:number number:decimal-places="2" number:min-integer-digits="1" number:grouping="true"/>
      <number:text> </number:text>
    </number:number-style>
    <number:number-style style:name="N184P2" style:volatile="true">
      <number:text>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number:text>
      <number:number number:decimal-places="0" number:min-integer-digits="1" number:grouping="true"/>
    </number:number-style>
    <number:number-style style:name="N186">
      <number:text>-£</number:text>
      <number:number number:decimal-places="0" number:min-integer-digits="1" number:grouping="true"/>
      <style:map style:condition="value()&gt;=0" style:apply-style-name="N186P0"/>
    </number:number-style>
    <number:number-style style:name="N187P0" style:volatile="true">
      <number:text>£</number:text>
      <number:number number:decimal-places="0" number:min-integer-digits="1" number:grouping="true"/>
    </number:number-style>
    <number:number-style style:name="N187">
      <style:text-properties fo:color="#ff0000"/>
      <number:text>-£</number:text>
      <number:number number:decimal-places="0" number:min-integer-digits="1" number:grouping="true"/>
      <style:map style:condition="value()&gt;=0" style:apply-style-name="N187P0"/>
    </number:number-style>
    <number:number-style style:name="N189P0" style:volatile="true">
      <number:text>£</number:text>
      <number:number number:decimal-places="2" number:min-integer-digits="1" number:grouping="true"/>
    </number:number-style>
    <number:number-style style:name="N189">
      <number:text>-£</number:text>
      <number:number number:decimal-places="2" number:min-integer-digits="1" number:grouping="true"/>
      <style:map style:condition="value()&gt;=0" style:apply-style-name="N189P0"/>
    </number:number-style>
    <number:number-style style:name="N190P0" style:volatile="true">
      <number:text>£</number:text>
      <number:number number:decimal-places="2" number:min-integer-digits="1" number:grouping="true"/>
    </number:number-style>
    <number:number-style style:name="N190">
      <style:text-properties fo:color="#ff0000"/>
      <number:text>-£</number:text>
      <number:number number:decimal-places="2" number:min-integer-digits="1" number:grouping="true"/>
      <style:map style:condition="value()&gt;=0" style:apply-style-name="N190P0"/>
    </number:number-style>
    <number:number-style style:name="N194P0" style:volatile="true">
      <number:text> £</number:text>
      <number:number number:decimal-places="0" number:min-integer-digits="1" number:grouping="true"/>
      <number:text> </number:text>
    </number:number-style>
    <number:number-style style:name="N194P1" style:volatile="true">
      <number:text>-£</number:text>
      <number:number number:decimal-places="0" number:min-integer-digits="1" number:grouping="true"/>
      <number:text> </number:text>
    </number:number-style>
    <number:number-style style:name="N194P2" style:volatile="true">
      <number:text>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number:text>
      <number:number number:decimal-places="2" number:min-integer-digits="1" number:grouping="true"/>
      <number:text> </number:text>
    </number:number-style>
    <number:number-style style:name="N198P1" style:volatile="true">
      <number:text>-£</number:text>
      <number:number number:decimal-places="2" number:min-integer-digits="1" number:grouping="true"/>
      <number:text> </number:text>
    </number:number-style>
    <number:number-style style:name="N198P2" style:volatile="true">
      <number:text>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0P0" style:volatile="true">
      <number:text>Yes</number:text>
    </number:number-style>
    <number:number-style style:name="N200P1" style:volatile="true">
      <number:text>Yes</number:text>
    </number:number-style>
    <number:number-style style:name="N200">
      <number:text>No</number:text>
      <style:map style:condition="value()&gt;0" style:apply-style-name="N200P0"/>
      <style:map style:condition="value()&lt;0" style:apply-style-name="N200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4P0" style:volatile="true">
      <number:text>On</number:text>
    </number:number-style>
    <number:number-style style:name="N204P1" style:volatile="true">
      <number:text>On</number:text>
    </number:number-style>
    <number:number-style style:name="N204">
      <number:text>Off</number:text>
      <style:map style:condition="value()&gt;0" style:apply-style-name="N204P0"/>
      <style:map style:condition="value()&lt;0" style:apply-style-name="N204P1"/>
    </number:number-style>
    <number:currency-style style:name="N206P0" style:volatile="true">
      <number:currency-symbol>€</number:currency-symbol>
      <number:text> </number:text>
      <number:number number:decimal-places="2" number:min-integer-digits="1" number:grouping="true"/>
      <number:text> </number:text>
    </number:currency-style>
    <number:currency-style style:name="N206">
      <style:text-properties fo:color="#ff0000"/>
      <number:text>(</number:text>
      <number:currency-symbol>€</number:currency-symbol>
      <number:text> </number:text>
      <number:number number:decimal-places="2" number:min-integer-digits="1" number:grouping="true"/>
      <number:text>)</number:text>
      <style:map style:condition="value()&gt;=0" style:apply-style-name="N206P0"/>
    </number:currency-style>
    <number:number-style style:name="N207P0" style:volatile="true">
      <number:text>\</number:text>
      <number:number number:decimal-places="0" number:min-integer-digits="1" number:grouping="true"/>
    </number:number-style>
    <number:number-style style:name="N207">
      <style:text-properties fo:color="#ff0000"/>
      <number:text>\</number:text>
      <number:number number:decimal-places="0" number:min-integer-digits="1" number:grouping="true"/>
      <style:map style:condition="value()&gt;=0" style:apply-style-name="N207P0"/>
    </number:number-style>
    <number:number-style style:name="N208">
      <number:number number:decimal-places="0" number:min-integer-digits="1"/>
      <number:text> </number:text>
    </number:number-style>
    <number:number-style style:name="N209">
      <number:number number:decimal-places="0" number:min-integer-digits="0">
        <number:embedded-text number:position="4">/</number:embedded-text>
        <number:embedded-text number:position="2">/</number:embedded-text>
      </number:number>
    </number:number-style>
    <number:number-style style:name="N210">
      <number:number number:decimal-places="0" number:min-integer-digits="3"/>
    </number:number-style>
    <number:date-style style:name="N212P0" style:volatile="true">
      <number:day/>
      <number:text>/</number:text>
      <number:month number:textual="true"/>
      <number:text>/</number:text>
      <number:year/>
    </number:date-style>
    <number:text-style style:name="N212">
      <number:text-content/>
      <style:map style:condition="value()&gt;=0" style:apply-style-name="N212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0__2c_0_d__a_NA_d__a_" style:display-name="0,0&#13;&#10;NA&#13;&#10;" style:family="table-cell" style:parent-style-name="Default" style:data-style-name="N126"/>
    <style:style style:name="_32_0_25__20_-_20_アクセント_20_1" style:display-name="20% - アクセント 1" style:family="table-cell" style:parent-style-name="Default">
      <style:table-cell-properties fo:background-color="#cccc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2" style:display-name="20% - アクセント 2" style:family="table-cell" style:parent-style-name="Default">
      <style:table-cell-properties fo:background-color="#ff99cc"/>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3" style:display-name="20% - アクセント 3" style:family="table-cell" style:parent-style-name="Default">
      <style:table-cell-properties fo:background-color="#ccffcc"/>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4" style:display-name="20% - アクセント 4" style:family="table-cell" style:parent-style-name="Default">
      <style:table-cell-properties fo:background-color="#cc99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5" style:display-name="20% - アクセント 5" style:family="table-cell" style:parent-style-name="Default">
      <style:table-cell-properties fo:background-color="#ccff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6" style:display-name="20% - アクセント 6" style:family="table-cell" style:parent-style-name="Default">
      <style:table-cell-properties fo:background-color="#ffcc99"/>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1" style:display-name="40% - アクセント 1" style:family="table-cell" style:parent-style-name="Default">
      <style:table-cell-properties fo:background-color="#99cc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2" style:display-name="40% - アクセント 2" style:family="table-cell" style:parent-style-name="Default">
      <style:table-cell-properties fo:background-color="#ff808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3" style:display-name="40% - アクセント 3" style:family="table-cell" style:parent-style-name="Default">
      <style:table-cell-properties fo:background-color="#00ff0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4" style:display-name="40% - アクセント 4" style:family="table-cell" style:parent-style-name="Default">
      <style:table-cell-properties fo:background-color="#cc99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5" style:display-name="40% - アクセント 5" style:family="table-cell" style:parent-style-name="Default">
      <style:table-cell-properties fo:background-color="#99cc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6" style:display-name="40% - アクセント 6" style:family="table-cell" style:parent-style-name="Default">
      <style:table-cell-properties fo:background-color="#ffcc0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1" style:display-name="60% - アクセント 1" style:family="table-cell" style:parent-style-name="Default">
      <style:table-cell-properties fo:background-color="#0066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2" style:display-name="60% - アクセント 2" style:family="table-cell" style:parent-style-name="Default">
      <style:table-cell-properties fo:background-color="#ff808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3" style:display-name="60% - アクセント 3" style:family="table-cell" style:parent-style-name="Default">
      <style:table-cell-properties fo:background-color="#00ff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4" style:display-name="60% - アクセント 4" style:family="table-cell" style:parent-style-name="Default">
      <style:table-cell-properties fo:background-color="#80008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5" style:display-name="60% - アクセント 5"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6" style:display-name="60% - アクセント 6" style:family="table-cell" style:parent-style-name="Default">
      <style:table-cell-properties fo:background-color="#ff99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alc_20_Currency_20__28_0_29_" style:display-name="Calc Currency (0)" style:family="table-cell" style:parent-style-name="Default" style:data-style-name="N118">
      <style:table-cell-properties style:cell-protect="protected" style:print-content="tru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20_25__20_-_20_Accent1" style:display-name="Excel_BuiltIn_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2" style:display-name="Excel_BuiltIn_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3" style:display-name="Excel_BuiltIn_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4" style:display-name="Excel_BuiltIn_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5" style:display-name="Excel_BuiltIn_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6" style:display-name="Excel_BuiltIn_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1" style:display-name="Excel_BuiltIn_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2" style:display-name="Excel_BuiltIn_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3" style:display-name="Excel_BuiltIn_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 style:display-name="Excel_BuiltIn_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5" style:display-name="Excel_BuiltIn_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6" style:display-name="Excel_BuiltIn_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1" style:display-name="Excel_BuiltIn_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2" style:display-name="Excel_BuiltIn_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3" style:display-name="Excel_BuiltIn_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4" style:display-name="Excel_BuiltIn_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5" style:display-name="Excel_BuiltIn_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6" style:display-name="Excel_BuiltIn_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Bad" style:display-name="Excel_BuiltIn_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ation" style:display-name="Excel_BuiltIn_Calculation" style:family="table-cell" style:parent-style-name="Default">
      <style:table-cell-properties fo:background-color="#c0c0c0"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heck_20_Cell" style:display-name="Excel_BuiltIn_Check Cell" style:family="table-cell" style:parent-style-name="Default">
      <style:table-cell-properties fo:background-color="#969696" style:diagonal-bl-tr="none" style:diagonal-tl-br="none" fo:border="0.0413in double #333333"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xplanatory_20_Text" style:display-name="Excel_BuiltIn_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Good" style:display-name="Excel_BuiltIn_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Heading_20_1" style:display-name="Excel_BuiltIn_Heading 1" style:family="table-cell" style:parent-style-name="Default">
      <style:table-cell-properties fo:border-bottom="0.0555in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Heading_20_2" style:display-name="Excel_BuiltIn_Heading 2" style:family="table-cell" style:parent-style-name="Default">
      <style:table-cell-properties fo:border-bottom="0.0555in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Heading_20_3" style:display-name="Excel_BuiltIn_Heading 3" style:family="table-cell" style:parent-style-name="Default">
      <style:table-cell-properties fo:border-bottom="0.0346in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Heading_20_4" style:display-name="Excel_BuiltIn_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Input" style:display-name="Excel_BuiltIn_Input"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Linked_20_Cell" style:display-name="Excel_BuiltIn_Linked Cell"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l" style:display-name="Excel_BuiltIn_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e" style:display-name="Excel_BuiltIn_Note" style:family="table-cell" style:parent-style-name="Default">
      <style:table-cell-properties fo:background-color="#ffffcc" style:diagonal-bl-tr="none" style:diagonal-tl-br="none" fo:border="0.0138in solid #c0c0c0" style:rotation-align="none"/>
    </style:style>
    <style:style style:name="Excel_5f_BuiltIn_5f_Output" style:display-name="Excel_BuiltIn_Output" style:family="table-cell" style:parent-style-name="Default">
      <style:table-cell-properties fo:background-color="#c0c0c0"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le" style:display-name="Excel_BuiltIn_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otal" style:display-name="Excel_BuiltIn_Total" style:family="table-cell" style:parent-style-name="Default">
      <style:table-cell-properties fo:border-bottom="0.0413in double #333399" style:border-line-width-bottom="0.0138in 0.0138in 0.0138in" style:diagonal-bl-tr="none" style:diagonal-tl-br="none" fo:border-left="none" fo:border-right="none" style:rotation-align="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Warning_20_Text" style:display-name="Excel_BuiltIn_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er1" style:family="table-cell" style:parent-style-name="Default">
      <style:table-cell-properties fo:border-bottom="0.0346in solid #000000" style:diagonal-bl-tr="none" style:diagonal-tl-br="none" fo:background-color="transparent" fo:border-left="none" fo:border-right="none" style:rotation-align="none" fo:border-top="0.0346in solid #000000"/>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Header2" style:family="table-cell" style:parent-style-name="Default" style:data-style-name="N0">
      <style:table-cell-properties style:glyph-orientation-vertical="0" fo:border-bottom="0.013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Hyperlink_20_2" style:display-name="Hyperlink 2"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Millares_20__5b_0_5d__5f_Well_20_Timing" style:display-name="Millares [0]_Well Timing" style:family="table-cell" style:parent-style-name="Default" style:data-style-name="N5117"/>
    <style:style style:name="Millares_5f_Well_20_Timing" style:display-name="Millares_Well Timing" style:family="table-cell" style:parent-style-name="Default" style:data-style-name="N5119"/>
    <style:style style:name="Moneda_20__5b_0_5d__5f_Well_20_Timing" style:display-name="Moneda [0]_Well Timing" style:family="table-cell" style:parent-style-name="Default" style:data-style-name="N120"/>
    <style:style style:name="Moneda_5f_Well_20_Timing" style:display-name="Moneda_Well Timing" style:family="table-cell" style:parent-style-name="Default" style:data-style-name="N122"/>
    <style:style style:name="n" style:family="table-cell" style:parent-style-name="Default">
      <style:table-cell-properties style:cell-protect="protected" style:print-content="true" style:diagonal-bl-tr="none" style:diagonal-tl-br="none" fo:border="none" style:rotation-align="none"/>
    </style:style>
    <style:style style:name="Style_20_1" style:display-name="Style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Helv" fo:font-size="10pt" fo:font-style="normal" fo:text-shadow="none" style:text-underline-style="none" fo:font-weight="normal" style:font-size-asian="10pt" style:font-style-asian="normal" style:font-weight-asian="normal" style:font-name-complex="Helv" style:font-size-complex="10pt" style:font-style-complex="normal" style:font-weight-complex="normal"/>
    </style:style>
    <style:style style:name="どちらでもない" style:family="table-cell" style:parent-style-name="Default">
      <style:table-cell-properties fo:background-color="#ffff99"/>
      <style:text-properties fo:color="#9933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1" style:display-name="アクセント 1" style:family="table-cell" style:parent-style-name="Default">
      <style:table-cell-properties fo:background-color="#333399"/>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2" style:display-name="アクセント 2" style:family="table-cell" style:parent-style-name="Default">
      <style:table-cell-properties fo:background-color="#ff00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3" style:display-name="アクセント 3" style:family="table-cell" style:parent-style-name="Default">
      <style:table-cell-properties fo:background-color="#339966"/>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4" style:display-name="アクセント 4" style:family="table-cell" style:parent-style-name="Default">
      <style:table-cell-properties fo:background-color="#80008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5" style:display-name="アクセント 5"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6" style:display-name="アクセント 6" style:family="table-cell" style:parent-style-name="Default">
      <style:table-cell-properties fo:background-color="#ff66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スタイル_20_1" style:display-name="スタイル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Helv" fo:font-size="10pt" fo:font-style="normal" fo:text-shadow="none" style:text-underline-style="none" fo:font-weight="normal" style:font-size-asian="10pt" style:font-style-asian="normal" style:font-weight-asian="normal" style:font-name-complex="Helv" style:font-size-complex="10pt" style:font-style-complex="normal" style:font-weight-complex="normal"/>
    </style:style>
    <style:style style:name="タイトル" style:family="table-cell" style:parent-style-name="Default">
      <style:text-properties fo:color="#003366" style:text-outline="false"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size-complex="18pt" style:font-style-complex="normal" style:font-weight-complex="bold"/>
    </style:style>
    <style:style style:name="チェック_20_セル" style:display-name="チェック セル" style:family="table-cell" style:parent-style-name="Default">
      <style:table-cell-properties fo:background-color="#969696" style:diagonal-bl-tr="none" style:diagonal-tl-br="none" fo:border="0.0413in double #333333" style:border-line-width="0.0138in 0.0138in 0.0138in" style:rotation-align="none"/>
      <style:text-properties fo:color="#ffffff"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メモ" style:family="table-cell" style:parent-style-name="Default">
      <style:table-cell-properties fo:background-color="#ffffcc" style:diagonal-bl-tr="none" style:diagonal-tl-br="none" fo:border="0.0138in solid #c0c0c0" style:rotation-align="none"/>
    </style:style>
    <style:style style:name="リンク_20_セル" style:display-name="リンク セル"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入力"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出力" style:family="table-cell" style:parent-style-name="Default">
      <style:table-cell-properties fo:background-color="#c0c0c0" style:diagonal-bl-tr="none" style:diagonal-tl-br="none" fo:border="0.0138in solid #333333" style:rotation-align="none"/>
      <style:text-properties fo:color="#333333"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常规_5f_3.RICコード_5f_検索コード対応一覧" style:display-name="常规_3.RICコード_検索コード対応一覧"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MS UI Gothic" fo:font-size="10pt" fo:font-style="normal" fo:text-shadow="none" style:text-underline-style="none" fo:font-weight="normal" style:font-name-asian="MS UI Gothic" style:font-size-asian="10pt" style:font-style-asian="normal" style:font-weight-asian="normal" style:font-size-complex="10pt" style:font-style-complex="normal" style:font-weight-complex="normal"/>
    </style:style>
    <style:style style:name="悪い" style:family="table-cell" style:parent-style-name="Default">
      <style:table-cell-properties fo:background-color="#ff99cc"/>
      <style:text-properties fo:color="#80008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改行_28_上_29_" style:display-name="改行(上)"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改行_28_中_29_" style:display-name="改行(中)"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style>
    <style:style style:name="未定義"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明朝" fo:font-size="14pt" fo:font-style="normal" fo:text-shadow="none" style:text-underline-style="none" fo:font-weight="normal" style:font-name-asian="ＭＳ 明朝" style:font-size-asian="14pt" style:font-style-asian="normal" style:font-weight-asian="normal" style:font-size-complex="14pt" style:font-style-complex="normal" style:font-weight-complex="normal"/>
    </style:style>
    <style:style style:name="標準1" style:family="table-cell" style:parent-style-name="Default" style:data-style-name="N127">
      <style:table-cell-properties style:glyph-orientation-vertical="0" fo:border-bottom="0.0138in solid #000000" fo:background-color="#ffff99" style:cell-protect="protected"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標準_5f_02_5f_発注条件書補足資料_28_工程定義_29__5f_関谷記入済" style:display-name="標準_02_発注条件書補足資料(工程定義)_関谷記入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網かけ_2b_" style:display-name="網かけ+" style:family="table-cell" style:parent-style-name="Default">
      <style:table-cell-properties fo:background-color="#f7f7f7"/>
    </style:style>
    <style:style style:name="網かけ-" style:family="table-cell" style:parent-style-name="Default">
      <style:table-cell-properties fo:background-color="transparent"/>
    </style:style>
    <style:style style:name="良い" style:family="table-cell" style:parent-style-name="Default">
      <style:table-cell-properties fo:background-color="#ccffcc"/>
      <style:text-properties fo:color="#008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見出し_20_1" style:display-name="見出し 1" style:family="table-cell" style:parent-style-name="Default">
      <style:table-cell-properties fo:border-bottom="0.0555in solid #333399" style:diagonal-bl-tr="none" style:diagonal-tl-br="none" fo:border-left="none" fo:border-right="none" style:rotation-align="none" fo:border-top="none"/>
      <style:text-properties fo:color="#003366"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見出し_20_2" style:display-name="見出し 2" style:family="table-cell" style:parent-style-name="Default">
      <style:table-cell-properties fo:border-bottom="0.0555in solid #c0c0c0" style:diagonal-bl-tr="none" style:diagonal-tl-br="none" fo:border-left="none" fo:border-right="none" style:rotation-align="none" fo:border-top="none"/>
      <style:text-properties fo:color="#003366" style:text-outline="false" style:text-line-through-style="none" style:font-name="ＭＳ Ｐゴシック" fo:font-size="13pt" fo:font-style="normal" fo:text-shadow="none" style:text-underline-style="none" fo:font-weight="bold" style:font-name-asian="ＭＳ Ｐゴシック" style:font-size-asian="13pt" style:font-style-asian="normal" style:font-weight-asian="bold" style:font-size-complex="13pt" style:font-style-complex="normal" style:font-weight-complex="bold"/>
    </style:style>
    <style:style style:name="見出し_20_3" style:display-name="見出し 3" style:family="table-cell" style:parent-style-name="Default">
      <style:table-cell-properties fo:border-bottom="0.0346in solid #0066cc" style:diagonal-bl-tr="none" style:diagonal-tl-br="none" fo:border-left="none" fo:border-right="none" style:rotation-align="none" fo:border-top="none"/>
      <style:text-properties fo:color="#00336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見出し_20_4" style:display-name="見出し 4" style:family="table-cell" style:parent-style-name="Default">
      <style:text-properties fo:color="#00336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見積-桁区切り" style:family="table-cell" style:parent-style-name="Default" style:data-style-name="N0">
      <style:table-cell-properties style:glyph-orientation-vertical="0" fo:border-bottom="0.0008in solid #000000" style:cell-protect="none" style:print-content="true" style:diagonal-bl-tr="none" style:diagonal-tl-br="none" style:text-align-source="value-type" style:repeat-content="false" fo:background-color="transparent" fo:wrap-option="no-wrap" fo:border-left="0.0008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明朝" fo:font-size="10pt" fo:font-style="normal" fo:text-shadow="none" style:text-underline-style="none" fo:font-weight="normal" style:font-name-asian="明朝" style:font-size-asian="10pt" style:font-style-asian="normal" style:font-weight-asian="normal" style:font-size-complex="10pt" style:font-style-complex="normal" style:font-weight-complex="normal"/>
    </style:style>
    <style:style style:name="見積-桁区切り_5f_QA会議資料2H120303" style:display-name="見積-桁区切り_QA会議資料2H120303" style:family="table-cell" style:parent-style-name="Default" style:data-style-name="N124">
      <style:table-cell-properties style:glyph-orientation-vertical="0" fo:border-bottom="0.0008in solid #000000" style:cell-protect="none" style:print-content="true" style:diagonal-bl-tr="none" style:diagonal-tl-br="none" style:text-align-source="value-type" style:repeat-content="false" fo:background-color="transparent" fo:wrap-option="no-wrap" fo:border-left="0.0008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明朝" fo:font-size="10pt" fo:font-style="normal" fo:text-shadow="none" style:text-underline-style="none" fo:font-weight="normal" style:font-name-asian="明朝" style:font-size-asian="10pt" style:font-style-asian="normal" style:font-weight-asian="normal" style:font-size-complex="10pt" style:font-style-complex="normal" style:font-weight-complex="normal"/>
    </style:style>
    <style:style style:name="見積-桁区切り_5f_分析結果4_28_H120424_29_" style:display-name="見積-桁区切り_分析結果4(H120424)" style:family="table-cell" style:parent-style-name="Default" style:data-style-name="N124">
      <style:table-cell-properties style:glyph-orientation-vertical="0" fo:border-bottom="0.0008in solid #000000" style:cell-protect="none" style:print-content="true" style:diagonal-bl-tr="none" style:diagonal-tl-br="none" style:text-align-source="value-type" style:repeat-content="false" fo:background-color="transparent" fo:wrap-option="no-wrap" fo:border-left="0.0008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明朝" fo:font-size="10pt" fo:font-style="normal" fo:text-shadow="none" style:text-underline-style="none" fo:font-weight="normal" style:font-name-asian="明朝" style:font-size-asian="10pt" style:font-style-asian="normal" style:font-weight-asian="normal" style:font-size-complex="10pt" style:font-style-complex="normal" style:font-weight-complex="normal"/>
    </style:style>
    <style:style style:name="見積-通貨記号" style:family="table-cell" style:parent-style-name="Default" style:data-style-name="N0">
      <style:table-cell-properties style:glyph-orientation-vertical="0" fo:border-bottom="0.0008in solid #000000" style:cell-protect="none" style:print-content="true" style:diagonal-bl-tr="none" style:diagonal-tl-br="none" style:text-align-source="value-type" style:repeat-content="false" fo:background-color="transparent" fo:wrap-option="no-wrap" fo:border-left="0.0008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明朝" fo:font-size="10pt" fo:font-style="normal" fo:text-shadow="none" style:text-underline-style="none" fo:font-weight="normal" style:font-name-asian="明朝" style:font-size-asian="10pt" style:font-style-asian="normal" style:font-weight-asian="normal" style:font-size-complex="10pt" style:font-style-complex="normal" style:font-weight-complex="normal"/>
    </style:style>
    <style:style style:name="見積桁区切り" style:family="table-cell" style:parent-style-name="Default" style:data-style-name="N0">
      <style:table-cell-properties style:glyph-orientation-vertical="0" fo:border-bottom="0.0008in solid #000000" style:cell-protect="none" style:print-content="true" style:diagonal-bl-tr="none" style:diagonal-tl-br="none" style:text-align-source="value-type" style:repeat-content="false" fo:background-color="transparent" fo:wrap-option="no-wrap" fo:border-left="0.0008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明朝" fo:font-size="10pt" fo:font-style="normal" fo:text-shadow="none" style:text-underline-style="none" fo:font-weight="normal" style:font-name-asian="明朝" style:font-size-asian="10pt" style:font-style-asian="normal" style:font-weight-asian="normal" style:font-size-complex="10pt" style:font-style-complex="normal" style:font-weight-complex="normal"/>
    </style:style>
    <style:style style:name="見積桁区切り_5f_QA会議資料2H120303" style:display-name="見積桁区切り_QA会議資料2H120303" style:family="table-cell" style:parent-style-name="Default" style:data-style-name="N124">
      <style:table-cell-properties style:glyph-orientation-vertical="0" fo:border-bottom="0.0008in solid #000000" style:cell-protect="none" style:print-content="true" style:diagonal-bl-tr="none" style:diagonal-tl-br="none" style:text-align-source="value-type" style:repeat-content="false" fo:background-color="transparent" fo:wrap-option="no-wrap" fo:border-left="0.0008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明朝" fo:font-size="10pt" fo:font-style="normal" fo:text-shadow="none" style:text-underline-style="none" fo:font-weight="normal" style:font-name-asian="明朝" style:font-size-asian="10pt" style:font-style-asian="normal" style:font-weight-asian="normal" style:font-size-complex="10pt" style:font-style-complex="normal" style:font-weight-complex="normal"/>
    </style:style>
    <style:style style:name="見積桁区切り_5f_分析結果4_28_H120424_29_" style:display-name="見積桁区切り_分析結果4(H120424)" style:family="table-cell" style:parent-style-name="Default" style:data-style-name="N124">
      <style:table-cell-properties style:glyph-orientation-vertical="0" fo:border-bottom="0.0008in solid #000000" style:cell-protect="none" style:print-content="true" style:diagonal-bl-tr="none" style:diagonal-tl-br="none" style:text-align-source="value-type" style:repeat-content="false" fo:background-color="transparent" fo:wrap-option="no-wrap" fo:border-left="0.0008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明朝" fo:font-size="10pt" fo:font-style="normal" fo:text-shadow="none" style:text-underline-style="none" fo:font-weight="normal" style:font-name-asian="明朝" style:font-size-asian="10pt" style:font-style-asian="normal" style:font-weight-asian="normal" style:font-size-complex="10pt" style:font-style-complex="normal" style:font-weight-complex="normal"/>
    </style:style>
    <style:style style:name="計算" style:family="table-cell" style:parent-style-name="Default">
      <style:table-cell-properties fo:background-color="#c0c0c0" style:diagonal-bl-tr="none" style:diagonal-tl-br="none" fo:border="0.0138in solid #808080" style:rotation-align="none"/>
      <style:text-properties fo:color="#ff99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説明文" style:family="table-cell" style:parent-style-name="Default">
      <style:text-properties fo:color="#808080" style:text-outline="false" style:text-line-through-style="none" style:font-name="ＭＳ Ｐゴシック" fo:font-size="11pt" fo:font-style="italic" fo:text-shadow="none" style:text-underline-style="none" fo:font-weight="normal" style:font-name-asian="ＭＳ Ｐゴシック" style:font-size-asian="11pt" style:font-style-asian="italic" style:font-weight-asian="normal" style:font-size-complex="11pt" style:font-style-complex="italic" style:font-weight-complex="normal"/>
    </style:style>
    <style:style style:name="警告文" style:family="table-cell" style:parent-style-name="Default">
      <style:text-properties fo:color="#ff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赤" style:family="table-cell" style:parent-style-name="Default" style:data-style-name="N0">
      <style:table-cell-properties style:cell-protect="protected" style:print-content="true" style:diagonal-bl-tr="none" style:diagonal-tl-br="none" fo:border="none" style:rotation-align="none"/>
      <style:text-properties fo:color="#ff0000" style:text-outline="false" style:text-line-through-style="none" style:font-name="細明朝体" fo:font-size="10pt" fo:font-style="normal" fo:text-shadow="none" style:text-underline-style="none" fo:font-weight="normal" style:font-name-asian="細明朝体" style:font-size-asian="10pt" style:font-style-asian="normal" style:font-weight-asian="normal" style:font-size-complex="10pt" style:font-style-complex="normal" style:font-weight-complex="normal"/>
    </style:style>
    <style:style style:name="通貨_20__5b_0.00" style:display-name="通貨 [0.00" style:family="table-cell" style:parent-style-name="Default" style:data-style-name="N129"/>
    <style:style style:name="集計" style:family="table-cell" style:parent-style-name="Default">
      <style:table-cell-properties fo:border-bottom="0.0413in double #333399" style:border-line-width-bottom="0.0138in 0.0138in 0.0138in" style:diagonal-bl-tr="none" style:diagonal-tl-br="none" fo:border-left="none" fo:border-right="none" style:rotation-align="none" fo:border-top="0.0138in solid #333399"/>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青"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fo:color="#0000ff" style:text-outline="false" style:text-line-through-style="none" style:font-name="細明朝体" fo:font-size="10pt" fo:font-style="normal" fo:text-shadow="none" style:text-underline-style="none" fo:font-weight="normal" style:font-name-asian="細明朝体" style:font-size-asian="10pt" style:font-style-asian="normal" style:font-weight-asian="normal"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ffff99"/>
    </style:style>
    <style:style style:name="Excel_5f_CondFormat_5f_1_5f_1_5f_2_20_1" style:display-name="Excel_CondFormat_1_1_2 1" style:family="table-cell" style:parent-style-name="Default">
      <style:table-cell-properties fo:background-color="#c0c0c0"/>
    </style:style>
    <style:style style:name="Excel_5f_CondFormat_5f_1_5f_1_5f_3_20_1" style:display-name="Excel_CondFormat_1_1_3 1" style:family="table-cell" style:parent-style-name="Default">
      <style:table-cell-properties fo:background-color="#c0c0c0"/>
    </style:style>
    <style:style style:name="Excel_5f_CondFormat_5f_1_5f_1_5f_1_20_2" style:display-name="Excel_CondFormat_1_1_1 2" style:family="table-cell" style:parent-style-name="Default">
      <style:table-cell-properties fo:background-color="#ffff99"/>
    </style:style>
    <style:style style:name="Excel_5f_CondFormat_5f_1_5f_1_5f_2_20_2" style:display-name="Excel_CondFormat_1_1_2 2" style:family="table-cell" style:parent-style-name="Default">
      <style:table-cell-properties fo:background-color="#c0c0c0"/>
    </style:style>
    <style:style style:name="Excel_5f_CondFormat_5f_1_5f_1_5f_3_20_2" style:display-name="Excel_CondFormat_1_1_3 2" style:family="table-cell" style:parent-style-name="Default">
      <style:table-cell-properties fo:background-color="#c0c0c0"/>
    </style:style>
    <style:style style:name="Excel_5f_CondFormat_5f_1_5f_1_5f_1_20_3" style:display-name="Excel_CondFormat_1_1_1 3" style:family="table-cell" style:parent-style-name="Default">
      <style:table-cell-properties fo:background-color="#ffff99"/>
    </style:style>
    <style:style style:name="Excel_5f_CondFormat_5f_1_5f_1_5f_2_20_3" style:display-name="Excel_CondFormat_1_1_2 3" style:family="table-cell" style:parent-style-name="Default">
      <style:table-cell-properties fo:background-color="#c0c0c0"/>
    </style:style>
    <style:style style:name="Excel_5f_CondFormat_5f_1_5f_1_5f_3_20_3" style:display-name="Excel_CondFormat_1_1_3 3" style:family="table-cell" style:parent-style-name="Default">
      <style:table-cell-properties fo:background-color="#c0c0c0"/>
    </style:style>
    <style:style style:name="Normal_5f_Guideline_5f_Process_20_tailoring" style:display-name="Normal_Guideline_Process tailoring"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Excel_5f_CondFormat_5f_1_5f_1_5f_1" style:display-name="Excel_CondFormat_1_1_1" style:family="table-cell" style:parent-style-name="Default">
      <style:table-cell-properties fo:background-color="#ffff99"/>
    </style:style>
    <style:style style:name="Excel_5f_CondFormat_5f_1_5f_1_5f_2" style:display-name="Excel_CondFormat_1_1_2" style:family="table-cell" style:parent-style-name="Default">
      <style:table-cell-properties fo:background-color="#c0c0c0"/>
    </style:style>
    <style:style style:name="Excel_5f_CondFormat_5f_1_5f_1_5f_3" style:display-name="Excel_CondFormat_1_1_3" style:family="table-cell" style:parent-style-name="Default">
      <style:table-cell-properties fo:background-color="#c0c0c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3in" fo:margin-bottom="0.1701in" fo:margin-left="0.1701in" fo:margin-right="0.1701in" style:first-page-number="continue" style:scale-to="100%" style:writing-mode="lr-tb"/>
      <style:header-style>
        <style:header-footer-properties fo:min-height="0.2957in" fo:margin-left="0.578in" fo:margin-right="0.578in" fo:margin-bottom="0in"/>
      </style:header-style>
      <style:footer-style>
        <style:header-footer-properties fo:min-height="0.2957in" fo:margin-left="0.578in" fo:margin-right="0.578in" fo:margin-top="0.0311in"/>
      </style:footer-style>
    </style:page-layout>
    <style:page-layout style:name="Mpm4">
      <style:page-layout-properties fo:page-width="8.2681in" fo:page-height="11.6929in" style:num-format="1" style:print-orientation="portrait" fo:margin-top="0.2598in" fo:margin-bottom="0.3098in" fo:margin-left="0.2799in" fo:margin-right="0.1799in" style:first-page-number="continue" style:scale-to="100%" style:writing-mode="lr-tb"/>
      <style:header-style>
        <style:header-footer-properties fo:min-height="0.2957in" fo:margin-left="0.4681in" fo:margin-right="0.5681in" fo:margin-bottom="0in"/>
      </style:header-style>
      <style:footer-style>
        <style:header-footer-properties fo:min-height="0.2957in" fo:margin-left="0.4681in" fo:margin-right="0.5681in" fo:margin-top="0.1811in"/>
      </style:footer-style>
    </style:page-layout>
    <style:page-layout style:name="Mpm5">
      <style:page-layout-properties fo:page-width="11in" fo:page-height="8.5in" style:num-format="1" style:print-orientation="landscape" fo:margin-top="0.3in" fo:margin-bottom="0.1701in" fo:margin-left="0.1701in" fo:margin-right="0.1701in" style:first-page-number="continue" style:scale-to="100%"/>
      <style:header-style>
        <style:header-footer-properties fo:margin-left="0.578in" fo:margin-right="0.578in" fo:margin-bottom="0in"/>
      </style:header-style>
      <style:footer-style>
        <style:header-footer-properties fo:margin-left="0.578in" fo:margin-right="0.578in" fo:margin-top="0.0311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ahoma2"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0">04/20/2011</text:date>, <text:time>08:00:19</text:time></text:p>
        </style:region-right>
      </style:header>
      <style:header-left style:display="false"/>
      <style:footer>
        <text:p>Page <text:page-number>1</text:page-number> / <text:page-count>99</text:page-count></text:p>
      </style:footer>
      <style:footer-left style:display="false"/>
    </style:master-page>
    <style:master-page style:name="PageStyle_5f_Q_26_A" style:display-name="PageStyle_Q&amp;A" style:page-layout-name="Mpm3">
      <style:header style:display="false"/>
      <style:header-left style:display="false"/>
      <style:footer>
        <style:region-left>
          <text:p><text:span text:style-name="MT1">49e-BM/PM/HDCV/FSOFT v2/0</text:span></text:p>
        </style:region-left>
        <style:region-center>
          <text:p><text:span text:style-name="MT1">Internal use</text:span></text:p>
        </style:region-center>
        <style:region-right>
          <text:p><text:span text:style-name="MT1"><text:page-number>1</text:page-number></text:span><text:span text:style-name="MT1">/</text:span><text:span text:style-name="MT1"><text:page-count>99</text:page-count></text:span></text:p>
        </style:region-right>
      </style:footer>
      <style:footer-left style:display="false">
        <style:region-left>
          <text:p><text:span text:style-name="MT1">49e-BM/PM/HDCV/FSOFT v2/0</text:span></text:p>
        </style:region-left>
        <style:region-center>
          <text:p><text:span text:style-name="MT1">Internal use</text:span></text:p>
        </style:region-center>
        <style:region-right>
          <text:p><text:span text:style-name="MT1"><text:page-number>1</text:page-number></text:span><text:span text:style-name="MT1">/</text:span><text:span text:style-name="MT1"><text:page-count>99</text:page-count></text:span></text:p>
        </style:region-right>
      </style:footer-left>
    </style:master-page>
    <style:master-page style:name="PageStyle_5f_Q_26_A_20_1" style:display-name="PageStyle_Q&amp;A 1" style:page-layout-name="Mpm3">
      <style:header style:display="false"/>
      <style:header-left style:display="false"/>
      <style:footer>
        <style:region-left>
          <text:p><text:span text:style-name="MT1">49e-BM/PM/HDCV/FSOFT v2/0</text:span></text:p>
        </style:region-left>
        <style:region-center>
          <text:p><text:span text:style-name="MT1">Internal use</text:span></text:p>
        </style:region-center>
        <style:region-right>
          <text:p><text:span text:style-name="MT1"><text:page-number>1</text:page-number></text:span><text:span text:style-name="MT1">/</text:span><text:span text:style-name="MT1"><text:page-count>99</text:page-count></text:span></text:p>
        </style:region-right>
      </style:footer>
      <style:footer-left style:display="false">
        <style:region-left>
          <text:p><text:span text:style-name="MT1">49e-BM/PM/HDCV/FSOFT v2/0</text:span></text:p>
        </style:region-left>
        <style:region-center>
          <text:p><text:span text:style-name="MT1">Internal use</text:span></text:p>
        </style:region-center>
        <style:region-right>
          <text:p><text:span text:style-name="MT1"><text:page-number>1</text:page-number></text:span><text:span text:style-name="MT1">/</text:span><text:span text:style-name="MT1"><text:page-count>99</text:page-count></text:span></text:p>
        </style:region-right>
      </style:footer-left>
    </style:master-page>
    <style:master-page style:name="PageStyle_5f_Q_26_A_20_2" style:display-name="PageStyle_Q&amp;A 2" style:page-layout-name="Mpm3">
      <style:header style:display="false"/>
      <style:header-left style:display="false"/>
      <style:footer>
        <style:region-left>
          <text:p><text:span text:style-name="MT1">49e-BM/PM/HDCV/FSOFT v2/0</text:span></text:p>
        </style:region-left>
        <style:region-center>
          <text:p><text:span text:style-name="MT1">Internal use</text:span></text:p>
        </style:region-center>
        <style:region-right>
          <text:p><text:span text:style-name="MT1"><text:page-number>1</text:page-number></text:span><text:span text:style-name="MT1">/</text:span><text:span text:style-name="MT1"><text:page-count>99</text:page-count></text:span></text:p>
        </style:region-right>
      </style:footer>
      <style:footer-left style:display="false">
        <style:region-left>
          <text:p><text:span text:style-name="MT1">49e-BM/PM/HDCV/FSOFT v2/0</text:span></text:p>
        </style:region-left>
        <style:region-center>
          <text:p><text:span text:style-name="MT1">Internal use</text:span></text:p>
        </style:region-center>
        <style:region-right>
          <text:p><text:span text:style-name="MT1"><text:page-number>1</text:page-number></text:span><text:span text:style-name="MT1">/</text:span><text:span text:style-name="MT1"><text:page-count>99</text:page-count></text:span></text:p>
        </style:region-right>
      </style:footer-left>
    </style:master-page>
    <style:master-page style:name="PageStyle_5f_Guideline" style:display-name="PageStyle_Guideline" style:page-layout-name="Mpm4">
      <style:header style:display="false"/>
      <style:header-left style:display="false"/>
      <style:footer>
        <style:region-left>
          <text:p><text:span text:style-name="MT2">49e-BM/PM/HDCV/FSOFT v2/0</text:span></text:p>
        </style:region-left>
        <style:region-center>
          <text:p><text:span text:style-name="MT2">Internal use</text:span></text:p>
        </style:region-center>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2">49e-BM/PM/HDCV/FSOFT v2/0</text:span></text:p>
        </style:region-left>
        <style:region-center>
          <text:p><text:span text:style-name="MT2">Internal use</text:span></text:p>
        </style:region-center>
        <style:region-right>
          <text:p><text:span text:style-name="MT2"><text:page-number>1</text:page-number></text:span><text:span text:style-name="MT2">\</text:span><text:span text:style-name="MT2"><text:page-count>99</text:page-count></text:span></text:p>
        </style:region-right>
      </style:footer-left>
    </style:master-page>
    <style:master-page style:name="PageStyle_5f_Q_26_A_20_3" style:display-name="PageStyle_Q&amp;A 3" style:page-layout-name="Mpm5">
      <style:header style:display="false"/>
      <style:header-left style:display="false"/>
      <style:footer>
        <style:region-left>
          <text:p><text:span text:style-name="MT1">49e-BM/PM/HDCV/FSOFT v2/0</text:span></text:p>
        </style:region-left>
        <style:region-center>
          <text:p><text:span text:style-name="MT1">Internal use</text:span></text:p>
        </style:region-center>
        <style:region-right>
          <text:p><text:span text:style-name="MT1"><text:page-number>1</text:page-number></text:span><text:span text:style-name="MT1">/</text:span><text:span text:style-name="MT1"><text:page-count>99</text:page-count></text:span></text:p>
        </style:region-right>
      </style:footer>
      <style:footer-left style:display="false">
        <style:region-left>
          <text:p><text:span text:style-name="MT1">49e-BM/PM/HDCV/FSOFT v2/0</text:span></text:p>
        </style:region-left>
        <style:region-center>
          <text:p><text:span text:style-name="MT1">Internal use</text:span></text:p>
        </style:region-center>
        <style:region-right>
          <text:p><text:span text:style-name="MT1"><text:page-number>1</text:page-number></text:span><text:span text:style-name="MT1">/</text:span><text:span text:style-name="MT1"><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7T18:42:34.96</meta:creation-date>
    <dc:date>2011-04-20T08:00:19.20</dc:date>
    <dc:creator>Thach Le</dc:creator>
    <meta:editing-duration>PT1H24M24S</meta:editing-duration>
    <meta:editing-cycles>26</meta:editing-cycles>
    <meta:generator>OpenOffice.org/3.3$Win32 OpenOffice.org_project/330m20$Build-9567</meta:generator>
    <meta:document-statistic meta:table-count="2" meta:cell-count="217" meta:object-count="0"/>
  </office:meta>
</office:document-meta>
</file>